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3.274cm"/>
    </style:style>
    <style:style style:name="co13" style:family="table-column">
      <style:table-column-properties fo:break-before="auto" style:column-width="5.168cm"/>
    </style:style>
    <style:style style:name="co14" style:family="table-column">
      <style:table-column-properties fo:break-before="auto" style:column-width="5.867cm"/>
    </style:style>
    <style:style style:name="co15" style:family="table-column">
      <style:table-column-properties fo:break-before="auto" style:column-width="4.621cm"/>
    </style:style>
    <style:style style:name="co16" style:family="table-column">
      <style:table-column-properties fo:break-before="auto" style:column-width="5.59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0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style:vertical-align="automatic"/>
      <style:paragraph-properties fo:text-align="start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ff00" style:text-align-source="fix" style:repeat-content="false" style:vertical-align="automatic"/>
      <style:paragraph-properties fo:text-align="start"/>
      <style:text-properties fo:color="#000000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 style:data-style-name="N108"/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/>
      <style:text-properties fo:color="#000000" style:font-name="DejaVu Sans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Menlo" fo:font-size="8pt" style:font-size-asian="8pt" style:font-size-complex="8pt"/>
    </style:style>
    <style:style style:name="ce23" style:family="table-cell" style:parent-style-name="Default">
      <style:table-cell-properties fo:background-color="#ccff00"/>
      <style:text-properties fo:color="#000000" style:text-outline="false" style:text-line-through-style="none" style:text-line-through-typ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font-name="Menlo" fo:font-size="8pt" style:font-size-asian="8pt" style:font-size-complex="8pt"/>
    </style:style>
    <style:style style:name="ce25" style:family="table-cell" style:parent-style-name="Default">
      <style:table-cell-properties fo:background-color="#ccff00"/>
      <style:text-properties style:font-name="Menlo" fo:font-size="8pt" style:font-size-asian="8pt" style:font-size-complex="8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4">
      <style:text-properties fo:color="#000000" style:text-outline="false" style:text-line-through-style="none" style:text-line-through-typ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background-color="transparent"/>
      <style:text-properties fo:color="#000000" style:text-outline="false" style:text-line-through-style="none" style:text-line-through-typ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66"/>
      <style:text-properties fo:color="#000000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 style:data-style-name="N4"/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nz</text:p>
          </table:table-cell>
          <table:table-cell table:style-name="ce8" office:value-type="string" calcext:value-type="string">
            <text:p>largest block size</text:p>
          </table:table-cell>
          <table:table-cell table:style-name="ce8" office:value-type="string" calcext:value-type="string">
            <text:p>rank</text:p>
          </table:table-cell>
          <table:table-cell table:style-name="ce12" office:value-type="string" calcext:value-type="string">
            <text:p>T WM (s)</text:p>
          </table:table-cell>
          <table:table-cell office:value-type="string" calcext:value-type="string">
            <text:p>T blocks_schur (s)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Mgn/PPAM2011/M0,5-D6.sms.gz</text:p>
          </table:table-cell>
          <table:table-cell table:style-name="ce9" office:value-type="float" office:value="7260" calcext:value-type="float">
            <text:p>7260</text:p>
          </table:table-cell>
          <table:table-cell table:style-name="ce9" office:value-type="float" office:value="11280" calcext:value-type="float">
            <text:p>11280</text:p>
          </table:table-cell>
          <table:table-cell table:style-name="ce9" office:value-type="float" office:value="50760" calcext:value-type="float">
            <text:p>50760</text:p>
          </table:table-cell>
          <table:table-cell table:style-name="ce9" office:value-type="float" office:value="5746" calcext:value-type="float">
            <text:p>5746</text:p>
          </table:table-cell>
          <table:table-cell table:style-name="ce9" office:value-type="float" office:value="5358" calcext:value-type="float">
            <text:p>5358</text:p>
          </table:table-cell>
          <table:table-cell table:style-name="ce10" office:value-type="float" office:value="2.94676" calcext:value-type="float">
            <text:p>2,94676</text:p>
          </table:table-cell>
          <table:table-cell table:style-name="ce10" office:value-type="float" office:value="0.39" calcext:value-type="float">
            <text:p>0,39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2" office:value-type="string" calcext:value-type="string">
            <text:p>Mgn/M0,5.data/M0,5-D6.sms.gz</text:p>
          </table:table-cell>
          <table:table-cell table:style-name="ce9" office:value-type="float" office:value="7260" calcext:value-type="float">
            <text:p>7260</text:p>
          </table:table-cell>
          <table:table-cell table:style-name="ce9" office:value-type="float" office:value="11280" calcext:value-type="float">
            <text:p>11280</text:p>
          </table:table-cell>
          <table:table-cell table:style-name="ce9" office:value-type="float" office:value="50760" calcext:value-type="float">
            <text:p>50760</text:p>
          </table:table-cell>
          <table:table-cell table:style-name="ce9" office:value-type="float" office:value="5075" calcext:value-type="float">
            <text:p>5075</text:p>
          </table:table-cell>
          <table:table-cell table:style-name="ce9" office:value-type="float" office:value="5358" calcext:value-type="float">
            <text:p>5358</text:p>
          </table:table-cell>
          <table:table-cell table:style-name="ce10" office:value-type="float" office:value="2.98373" calcext:value-type="float">
            <text:p>2,98373</text:p>
          </table:table-cell>
          <table:table-cell table:style-name="ce10" office:value-type="float" office:value="0.1" calcext:value-type="float">
            <text:p>0,1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3" office:value-type="string" calcext:value-type="string">
            <text:p>Margulies/cat_ears_4_4.sms.gz</text:p>
          </table:table-cell>
          <table:table-cell table:style-name="ce10" office:value-type="float" office:value="19020" calcext:value-type="float">
            <text:p>19020</text:p>
          </table:table-cell>
          <table:table-cell table:style-name="ce10" office:value-type="float" office:value="44448" calcext:value-type="float">
            <text:p>44448</text:p>
          </table:table-cell>
          <table:table-cell table:style-name="ce10" office:value-type="float" office:value="132888" calcext:value-type="float">
            <text:p>132888</text:p>
          </table:table-cell>
          <table:table-cell table:style-name="ce10" office:value-type="float" office:value="757" calcext:value-type="float">
            <text:p>757</text:p>
          </table:table-cell>
          <table:table-cell table:style-name="ce10" office:value-type="float" office:value="19020" calcext:value-type="float">
            <text:p>19020</text:p>
          </table:table-cell>
          <table:table-cell table:style-name="ce10" office:value-type="float" office:value="36.6536" calcext:value-type="float">
            <text:p>36,6536</text:p>
          </table:table-cell>
          <table:table-cell table:style-name="ce10" office:value-type="float" office:value="12.68" calcext:value-type="float">
            <text:p>12,68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4" office:value-type="string" calcext:value-type="string">
            <text:p>Margulies/flower_7_4.sms.gz</text:p>
          </table:table-cell>
          <table:table-cell office:value-type="float" office:value="27693" calcext:value-type="float">
            <text:p>27693</text:p>
          </table:table-cell>
          <table:table-cell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office:value-type="float" office:value="14879" calcext:value-type="float">
            <text:p>14879</text:p>
          </table:table-cell>
          <table:table-cell office:value-type="float" office:value="27692" calcext:value-type="float">
            <text:p>27692</text:p>
          </table:table-cell>
          <table:table-cell office:value-type="float" office:value="90.6092" calcext:value-type="float">
            <text:p>90,6092</text:p>
          </table:table-cell>
          <table:table-cell office:value-type="float" office:value="1007.74" calcext:value-type="float">
            <text:p>1007,74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4" office:value-type="string" calcext:value-type="string">
            <text:p>Relat/rel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821839" calcext:value-type="float">
            <text:p>821839</text:p>
          </table:table-cell>
          <table:table-cell office:value-type="float" office:value="6043" calcext:value-type="float">
            <text:p>6043</text:p>
          </table:table-cell>
          <table:table-cell office:value-type="float" office:value="12289" calcext:value-type="float">
            <text:p>12289</text:p>
          </table:table-cell>
          <table:table-cell office:value-type="float" office:value="186.527" calcext:value-type="float">
            <text:p>186,527</text:p>
          </table:table-cell>
          <table:table-cell/>
          <table:table-cell table:style-name="ce14"/>
          <table:table-cell table:number-columns-repeated="2"/>
        </table:table-row>
        <table:table-row table:style-name="ro2">
          <table:table-cell table:style-name="ce3" office:value-type="string" calcext:value-type="string">
            <text:p>Grobner/c8_mat11.sms.gz</text:p>
          </table:table-cell>
          <table:table-cell table:style-name="ce10" office:value-type="float" office:value="4562" calcext:value-type="float">
            <text:p>4562</text:p>
          </table:table-cell>
          <table:table-cell table:style-name="ce10" office:value-type="float" office:value="5761" calcext:value-type="float">
            <text:p>5761</text:p>
          </table:table-cell>
          <table:table-cell table:style-name="ce10" office:value-type="float" office:value="2462939" calcext:value-type="float">
            <text:p>2462939</text:p>
          </table:table-cell>
          <table:table-cell table:style-name="ce10" office:value-type="float" office:value="3834" calcext:value-type="float">
            <text:p>3834</text:p>
          </table:table-cell>
          <table:table-cell table:style-name="ce10" office:value-type="float" office:value="4562" calcext:value-type="float">
            <text:p>4562</text:p>
          </table:table-cell>
          <table:table-cell table:style-name="ce10" office:value-type="float" office:value="93.0012" calcext:value-type="float">
            <text:p>93,0012</text:p>
          </table:table-cell>
          <table:table-cell table:style-name="ce10" office:value-type="float" office:value="8.08" calcext:value-type="float">
            <text:p>8,08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4" office:value-type="string" calcext:value-type="string">
            <text:p>Relat/relat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1334038" calcext:value-type="float">
            <text:p>1334038</text:p>
          </table:table-cell>
          <table:table-cell office:value-type="float" office:value="790" calcext:value-type="float">
            <text:p>790</text:p>
          </table:table-cell>
          <table:table-cell office:value-type="float" office:value="12289" calcext:value-type="float">
            <text:p>12289</text:p>
          </table:table-cell>
          <table:table-cell office:value-type="float" office:value="244.463" calcext:value-type="float">
            <text:p>244,463</text:p>
          </table:table-cell>
          <table:table-cell/>
          <table:table-cell table:style-name="ce14"/>
          <table:table-cell table:number-columns-repeated="2"/>
        </table:table-row>
        <table:table-row table:style-name="ro2">
          <table:table-cell table:style-name="ce5" office:value-type="string" calcext:value-type="string">
            <text:p>Mgn/PPAM2011/M0,6-D6.sms.gz</text:p>
          </table:table-cell>
          <table:table-cell table:style-name="ce10" office:value-type="float" office:value="49800" calcext:value-type="float">
            <text:p>49800</text:p>
          </table:table-cell>
          <table:table-cell table:style-name="ce10" office:value-type="float" office:value="294480" calcext:value-type="float">
            <text:p>294480</text:p>
          </table:table-cell>
          <table:table-cell table:style-name="ce10" office:value-type="float" office:value="1020240" calcext:value-type="float">
            <text:p>102024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6776" calcext:value-type="float">
            <text:p>46776</text:p>
          </table:table-cell>
          <table:table-cell table:style-name="ce10" office:value-type="float" office:value="846.296" calcext:value-type="float">
            <text:p>846,296</text:p>
          </table:table-cell>
          <table:table-cell table:style-name="ce10" office:value-type="float" office:value="0.32" calcext:value-type="float">
            <text:p>0,32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2" office:value-type="string" calcext:value-type="string">
            <text:p>Mgn/M0,6.data/M0,6-D6.sms.gz</text:p>
          </table:table-cell>
          <table:table-cell table:style-name="ce9" office:value-type="float" office:value="49800" calcext:value-type="float">
            <text:p>49800</text:p>
          </table:table-cell>
          <table:table-cell table:style-name="ce9" office:value-type="float" office:value="294480" calcext:value-type="float">
            <text:p>294480</text:p>
          </table:table-cell>
          <table:table-cell table:style-name="ce9" office:value-type="float" office:value="1020240" calcext:value-type="float">
            <text:p>102024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6776" calcext:value-type="float">
            <text:p>46776</text:p>
          </table:table-cell>
          <table:table-cell table:style-name="ce10" office:value-type="float" office:value="853.316" calcext:value-type="float">
            <text:p>853,316</text:p>
          </table:table-cell>
          <table:table-cell table:style-name="ce10" office:value-type="float" office:value="0.3" calcext:value-type="float">
            <text:p>0,3</text:p>
          </table:table-cell>
          <table:table-cell table:style-name="ce14"/>
          <table:table-cell table:number-columns-repeated="2"/>
        </table:table-row>
        <table:table-row table:style-name="ro3">
          <table:table-cell table:style-name="ce6" office:value-type="string" calcext:value-type="string">
            <text:p>Homology/mk13.b5.135135x270270.sms.gz</text:p>
          </table:table-cell>
          <table:table-cell office:value-type="float" office:value="135135" calcext:value-type="float">
            <text:p>135135</text:p>
          </table:table-cell>
          <table:table-cell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office:value-type="float" office:value="30674" calcext:value-type="float">
            <text:p>30674</text:p>
          </table:table-cell>
          <table:table-cell office:value-type="float" office:value="134211" calcext:value-type="float">
            <text:p>134211</text:p>
          </table:table-cell>
          <table:table-cell office:value-type="float" office:value="2397.9" calcext:value-type="float">
            <text:p>2397,9</text:p>
          </table:table-cell>
          <table:table-cell/>
          <table:table-cell table:style-name="ce14"/>
          <table:table-cell table:number-columns-repeated="2"/>
        </table:table-row>
        <table:table-row table:style-name="ro2">
          <table:table-cell table:style-name="ce3" office:value-type="string" calcext:value-type="string">
            <text:p>Margulies/kneser_10_4_1.sms.gz</text:p>
          </table:table-cell>
          <table:table-cell table:style-name="ce10" office:value-type="float" office:value="349651" calcext:value-type="float">
            <text:p>349651</text:p>
          </table:table-cell>
          <table:table-cell table:style-name="ce10" office:value-type="float" office:value="330751" calcext:value-type="float">
            <text:p>330751</text:p>
          </table:table-cell>
          <table:table-cell table:style-name="ce10" office:value-type="float" office:value="992252" calcext:value-type="float">
            <text:p>992252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320671" calcext:value-type="float">
            <text:p>320671</text:p>
          </table:table-cell>
          <table:table-cell table:style-name="ce10" office:value-type="float" office:value="9448.83" calcext:value-type="float">
            <text:p>9448,83</text:p>
          </table:table-cell>
          <table:table-cell table:style-name="ce10" office:value-type="float" office:value="4.73" calcext:value-type="float">
            <text:p>4,73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5" office:value-type="string" calcext:value-type="string">
            <text:p>Mgn/M0,6.data/M0,6-D7.sms.gz</text:p>
          </table:table-cell>
          <table:table-cell table:style-name="ce10" office:value-type="float" office:value="294480" calcext:value-type="float">
            <text:p>294480</text:p>
          </table:table-cell>
          <table:table-cell table:style-name="ce10" office:value-type="float" office:value="862290" calcext:value-type="float">
            <text:p>862290</text:p>
          </table:table-cell>
          <table:table-cell table:style-name="ce10" office:value-type="float" office:value="4162320" calcext:value-type="float">
            <text:p>4162320</text:p>
          </table:table-cell>
          <table:table-cell table:style-name="ce10" office:value-type="float" office:value="1080" calcext:value-type="float">
            <text:p>1080</text:p>
          </table:table-cell>
          <table:table-cell table:style-name="ce10" office:value-type="float" office:value="247704" calcext:value-type="float">
            <text:p>247704</text:p>
          </table:table-cell>
          <table:table-cell table:style-name="ce10" office:value-type="float" office:value="17921.8" calcext:value-type="float">
            <text:p>17921,8</text:p>
          </table:table-cell>
          <table:table-cell table:style-name="ce10" office:value-type="float" office:value="21.1" calcext:value-type="float">
            <text:p>21,1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5" office:value-type="string" calcext:value-type="string">
            <text:p>Mgn/PPAM2011/M0,6-D7.sms.gz</text:p>
          </table:table-cell>
          <table:table-cell table:style-name="ce10" office:value-type="float" office:value="294480" calcext:value-type="float">
            <text:p>294480</text:p>
          </table:table-cell>
          <table:table-cell table:style-name="ce10" office:value-type="float" office:value="862290" calcext:value-type="float">
            <text:p>862290</text:p>
          </table:table-cell>
          <table:table-cell table:style-name="ce10" office:value-type="float" office:value="4162320" calcext:value-type="float">
            <text:p>4162320</text:p>
          </table:table-cell>
          <table:table-cell table:style-name="ce10" office:value-type="float" office:value="1080" calcext:value-type="float">
            <text:p>1080</text:p>
          </table:table-cell>
          <table:table-cell table:style-name="ce10" office:value-type="float" office:value="247704" calcext:value-type="float">
            <text:p>247704</text:p>
          </table:table-cell>
          <table:table-cell table:style-name="ce10" office:value-type="float" office:value="18139.2" calcext:value-type="float">
            <text:p>18139,2</text:p>
          </table:table-cell>
          <table:table-cell table:style-name="ce10" office:value-type="float" office:value="26.2" calcext:value-type="float">
            <text:p>26,2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7" office:value-type="string" calcext:value-type="string">
            <text:p>Mgn/PPAM2011/M0,6-D8.sms.gz</text:p>
          </table:table-cell>
          <table:table-cell office:value-type="float" office:value="862290" calcext:value-type="float">
            <text:p>862290</text:p>
          </table:table-cell>
          <table:table-cell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office:value-type="float" office:value="526400" calcext:value-type="float">
            <text:p>526400</text:p>
          </table:table-cell>
          <table:table-cell office:value-type="float" office:value="614586" calcext:value-type="float">
            <text:p>614586</text:p>
          </table:table-cell>
          <table:table-cell office:value-type="float" office:value="101357" calcext:value-type="float">
            <text:p>101357</text:p>
          </table:table-cell>
          <table:table-cell table:style-name="ce13"/>
          <table:table-cell table:style-name="ce14"/>
          <table:table-cell table:number-columns-repeated="2"/>
        </table:table-row>
        <table:table-row table:style-name="ro2">
          <table:table-cell table:style-name="ce7" office:value-type="string" calcext:value-type="string">
            <text:p>Mgn/M0,6.data/M0,6-D8.sms.gz</text:p>
          </table:table-cell>
          <table:table-cell table:style-name="ce11" office:value-type="float" office:value="862290" calcext:value-type="float">
            <text:p>862290</text:p>
          </table:table-cell>
          <table:table-cell table:style-name="ce11" office:value-type="float" office:value="1395840" calcext:value-type="float">
            <text:p>1395840</text:p>
          </table:table-cell>
          <table:table-cell table:style-name="ce11" office:value-type="float" office:value="8498160" calcext:value-type="float">
            <text:p>8498160</text:p>
          </table:table-cell>
          <table:table-cell table:style-name="ce11" office:value-type="float" office:value="460260" calcext:value-type="float">
            <text:p>460260</text:p>
          </table:table-cell>
          <table:table-cell table:style-name="ce11" office:value-type="float" office:value="614586" calcext:value-type="float">
            <text:p>614586</text:p>
          </table:table-cell>
          <table:table-cell office:value-type="float" office:value="101188" calcext:value-type="float">
            <text:p>101188</text:p>
          </table:table-cell>
          <table:table-cell table:style-name="ce13"/>
          <table:table-cell table:style-name="ce14"/>
          <table:table-cell table:number-columns-repeated="2"/>
        </table:table-row>
        <table:table-row table:style-name="ro2">
          <table:table-cell table:style-name="ce4" office:value-type="string" calcext:value-type="string">
            <text:p>Relat/relat9.sms.gz</text:p>
          </table:table-cell>
          <table:table-cell office:value-type="float" office:value="12360060" calcext:value-type="float">
            <text:p>12360060</text:p>
          </table:table-cell>
          <table:table-cell office:value-type="float" office:value="549336" calcext:value-type="float">
            <text:p>549336</text:p>
          </table:table-cell>
          <table:table-cell office:value-type="float" office:value="38955420" calcext:value-type="float">
            <text:p>38955420</text:p>
          </table:table-cell>
          <table:table-cell office:value-type="float" office:value="8944" calcext:value-type="float">
            <text:p>8944</text:p>
          </table:table-cell>
          <table:table-cell office:value-type="float" office:value="274574" calcext:value-type="float">
            <text:p>274574</text:p>
          </table:table-cell>
          <table:table-cell office:value-type="float" office:value="176694" calcext:value-type="float">
            <text:p>176694</text:p>
          </table:table-cell>
          <table:table-cell table:style-name="ce13"/>
          <table:table-cell table:style-name="ce14"/>
          <table:table-cell table:number-columns-repeated="2"/>
        </table:table-row>
        <table:table-row table:style-name="ro1" table:number-rows-repeated="7">
          <table:table-cell table:number-columns-repeated="11"/>
        </table:table-row>
        <table:table-row table:style-name="ro4" table:number-rows-repeated="1048549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2" table:style-name="ta1"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7" table:default-cell-style-name="ce29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2" table:visibility="collapse" table:number-columns-repeated="2" table:default-cell-style-name="Default"/>
        <table:table-column table:style-name="co10" table:default-cell-style-name="Default"/>
        <table:table-column table:style-name="co10" table:visibility="collapse" table:default-cell-style-name="Default"/>
        <table:table-column table:style-name="co2" table:visibility="collapse" table:number-columns-repeated="2" table:default-cell-style-name="Default"/>
        <table:table-column table:style-name="co11" table:visibility="collapse" table:number-columns-repeated="2" table:default-cell-style-name="Default"/>
        <table:table-column table:style-name="co12" table:visibility="collapse" table:default-cell-style-name="Default"/>
        <table:table-column table:style-name="co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2" table:visibility="collapse" table:default-cell-style-name="Default"/>
        <table:table-column table:style-name="co15" table:visibility="collapse" table:default-cell-style-name="Default"/>
        <table:table-column table:style-name="co2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row table:style-name="ro5">
          <table:table-cell table:style-name="ce15" office:value-type="string" calcext:value-type="string">
            <text:p>na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nz</text:p>
          </table:table-cell>
          <table:table-cell table:style-name="ce8" office:value-type="string" calcext:value-type="string">
            <text:p>1 / densité</text:p>
          </table:table-cell>
          <table:table-cell table:style-name="ce8" office:value-type="string" calcext:value-type="string">
            <text:p>blocs sur diag</text:p>
          </table:table-cell>
          <table:table-cell table:style-name="ce8" office:value-type="string" calcext:value-type="string">
            <text:p>1<text:span text:style-name="T1">re</text:span> diag sup</text:p>
          </table:table-cell>
          <table:table-cell table:style-name="ce8" office:value-type="string" calcext:value-type="string">
            <text:p>10ème diag sup</text:p>
          </table:table-cell>
          <table:table-cell table:style-name="ce8" office:value-type="string" calcext:value-type="string">
            <text:p>diff 1</text:p>
          </table:table-cell>
          <table:table-cell table:style-name="ce8" office:value-type="string" calcext:value-type="string">
            <text:p>diff 2</text:p>
          </table:table-cell>
          <table:table-cell table:style-name="ce8" office:value-type="string" calcext:value-type="string">
            <text:p>nb blocs non vides</text:p>
          </table:table-cell>
          <table:table-cell table:style-name="ce8" office:value-type="string" calcext:value-type="string">
            <text:p>1 / densité blocs</text:p>
          </table:table-cell>
          <table:table-cell office:value-type="string" calcext:value-type="string">
            <text:p>I bloc moyen</text:p>
          </table:table-cell>
          <table:table-cell office:value-type="string" calcext:value-type="string">
            <text:p>j bloc moyen</text:p>
          </table:table-cell>
          <table:table-cell office:value-type="string" calcext:value-type="string">
            <text:p>taille moyenne</text:p>
          </table:table-cell>
          <table:table-cell office:value-type="string" calcext:value-type="string">
            <text:p>densité attendue</text:p>
          </table:table-cell>
          <table:table-cell table:style-name="ce8" office:value-type="string" calcext:value-type="string">
            <text:p>nbr blocs attendus</text:p>
          </table:table-cell>
          <table:table-cell table:style-name="ce8" office:value-type="string" calcext:value-type="string">
            <text:p>ratio</text:p>
          </table:table-cell>
          <table:table-cell table:style-name="ce12" office:value-type="string" calcext:value-type="string">
            <text:p>nbr blocs intéressants</text:p>
          </table:table-cell>
          <table:table-cell table:style-name="ce12" office:value-type="string" calcext:value-type="string">
            <text:p>nbr blocs intéressants sur nbr total</text:p>
          </table:table-cell>
          <table:table-cell/>
          <table:table-cell office:value-type="string" calcext:value-type="string">
            <text:p>nombre diagonales attendu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nb blocs dans la structure initiale</text:p>
          </table:table-cell>
          <table:table-cell office:value-type="string" calcext:value-type="string">
            <text:p>nb blocs remplissage</text:p>
          </table:table-cell>
          <table:table-cell office:value-type="string" calcext:value-type="string">
            <text:p>nb blocks qu'il reste au final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rang première diag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>
            <text:p>Mgn/PPAM2011/M0,5-D6.sms.gz</text:p>
          </table:table-cell>
          <table:table-cell table:style-name="ce21" office:value-type="float" office:value="7260" calcext:value-type="float">
            <text:p>7260</text:p>
          </table:table-cell>
          <table:table-cell table:style-name="ce21" office:value-type="float" office:value="11280" calcext:value-type="float">
            <text:p>11280</text:p>
          </table:table-cell>
          <table:table-cell table:style-name="ce11" office:value-type="float" office:value="50760" calcext:value-type="float">
            <text:p>50760</text:p>
          </table:table-cell>
          <table:table-cell table:style-name="ce27" table:formula="of:=[.B2]*[.C2]/[.D2]" office:value-type="float" office:value="1613.33333333333" calcext:value-type="float">
            <text:p>1 613,33</text:p>
          </table:table-cell>
          <table:table-cell office:value-type="float" office:value="1179" calcext:value-type="float">
            <text:p>117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[.F2]-[.G2]" office:value-type="float" office:value="1035" calcext:value-type="float">
            <text:p>1035</text:p>
          </table:table-cell>
          <table:table-cell table:formula="of:=[.G2]-[.H2]" office:value-type="float" office:value="18" calcext:value-type="float">
            <text:p>18</text:p>
          </table:table-cell>
          <table:table-cell office:value-type="float" office:value="3814" calcext:value-type="float">
            <text:p>3814</text:p>
          </table:table-cell>
          <table:table-cell table:style-name="ce34" table:formula="of:=[.F2]^2/[.K2]" office:value-type="float" office:value="364.457524908233" calcext:value-type="float">
            <text:p>364,46</text:p>
          </table:table-cell>
          <table:table-cell table:style-name="ce14" table:formula="of:=[.B2]/[.F2]" office:value-type="float" office:value="6.15776081424936" calcext:value-type="float">
            <text:p>6,2</text:p>
          </table:table-cell>
          <table:table-cell table:style-name="ce14" table:formula="of:=[.C2]/[.F2]" office:value-type="float" office:value="9.56743002544529" calcext:value-type="float">
            <text:p>9,6</text:p>
          </table:table-cell>
          <table:table-cell table:style-name="ce14" table:formula="of:=[.M2]*[.N2]" office:value-type="float" office:value="58.9139457037598" calcext:value-type="float">
            <text:p>58,9</text:p>
          </table:table-cell>
          <table:table-cell table:formula="of:=1 - (1-1/[.E2])^[.O2]" office:value-type="float" office:value="0.0358691242847496" calcext:value-type="float">
            <text:p>0,0358691243</text:p>
          </table:table-cell>
          <table:table-cell table:style-name="ce13" table:formula="of:=[.F2]^2*[.P2]" office:value-type="float" office:value="49859.5533898977" calcext:value-type="float">
            <text:p>49860</text:p>
          </table:table-cell>
          <table:table-cell table:style-name="ce34" table:formula="of:=[.Q2]/[.K2]" office:value-type="float" office:value="13.0727722574456" calcext:value-type="float">
            <text:p>13,07</text:p>
          </table:table-cell>
          <table:table-cell office:value-type="float" office:value="1180" calcext:value-type="float">
            <text:p>1180</text:p>
          </table:table-cell>
          <table:table-cell table:formula="of:=[.S2]/([.F2]^2)" office:value-type="float" office:value="0.000848895823936129" calcext:value-type="float">
            <text:p>0,0008488958</text:p>
          </table:table-cell>
          <table:table-cell table:style-name="ce14" table:formula="of:=[.K2]/[.S2]" office:value-type="float" office:value="3.23220338983051" calcext:value-type="float">
            <text:p>3,2</text:p>
          </table:table-cell>
          <table:table-cell office:value-type="float" office:value="1118" calcext:value-type="float">
            <text:p>1118</text:p>
          </table:table-cell>
          <table:table-cell table:formula="of:=[.V2]/[.F2]" office:value-type="float" office:value="0.948261238337574" calcext:value-type="float">
            <text:p>0,9482612383</text:p>
          </table:table-cell>
          <table:table-cell office:value-type="float" office:value="2741" calcext:value-type="float">
            <text:p>2741</text:p>
          </table:table-cell>
          <table:table-cell office:value-type="float" office:value="6518" calcext:value-type="float">
            <text:p>6518</text:p>
          </table:table-cell>
          <table:table-cell office:value-type="float" office:value="4348" calcext:value-type="float">
            <text:p>4348</text:p>
          </table:table-cell>
          <table:table-cell table:formula="of:=[.Y2]/[.X2]" office:value-type="float" office:value="2.37796424662532" calcext:value-type="float">
            <text:p>2,3779642466</text:p>
          </table:table-cell>
          <table:table-cell office:value-type="float" office:value="5346" calcext:value-type="float">
            <text:p>5346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>
            <text:p>Mgn/M0,5.data/M0,5-D6.sms.gz</text:p>
          </table:table-cell>
          <table:table-cell table:style-name="ce21" office:value-type="float" office:value="7260" calcext:value-type="float">
            <text:p>7260</text:p>
          </table:table-cell>
          <table:table-cell table:style-name="ce21" office:value-type="float" office:value="11280" calcext:value-type="float">
            <text:p>11280</text:p>
          </table:table-cell>
          <table:table-cell table:style-name="ce11" office:value-type="float" office:value="50760" calcext:value-type="float">
            <text:p>50760</text:p>
          </table:table-cell>
          <table:table-cell table:style-name="ce27" table:formula="of:=[.B3]*[.C3]/[.D3]" office:value-type="float" office:value="1613.33333333333" calcext:value-type="float">
            <text:p>1 613,33</text:p>
          </table:table-cell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table:formula="of:=[.F3]-[.G3]" office:value-type="float" office:value="1066" calcext:value-type="float">
            <text:p>1066</text:p>
          </table:table-cell>
          <table:table-cell table:formula="of:=[.G3]-[.H3]" office:value-type="float" office:value="18" calcext:value-type="float">
            <text:p>18</text:p>
          </table:table-cell>
          <table:table-cell table:style-name="ce11" office:value-type="float" office:value="4996" calcext:value-type="float">
            <text:p>4996</text:p>
          </table:table-cell>
          <table:table-cell table:style-name="ce34" table:formula="of:=[.F3]^2/[.K3]" office:value-type="float" office:value="370.216172938351" calcext:value-type="float">
            <text:p>370,22</text:p>
          </table:table-cell>
          <table:table-cell table:style-name="ce14" table:formula="of:=[.B3]/[.F3]" office:value-type="float" office:value="5.33823529411765" calcext:value-type="float">
            <text:p>5,3</text:p>
          </table:table-cell>
          <table:table-cell table:style-name="ce14" table:formula="of:=[.C3]/[.F3]" office:value-type="float" office:value="8.29411764705882" calcext:value-type="float">
            <text:p>8,3</text:p>
          </table:table-cell>
          <table:table-cell table:style-name="ce14" table:formula="of:=[.M3]*[.N3]" office:value-type="float" office:value="44.2759515570934" calcext:value-type="float">
            <text:p>44,3</text:p>
          </table:table-cell>
          <table:table-cell table:formula="of:=1 - (1-1/[.E3])^[.O3]" office:value-type="float" office:value="0.0270788911905917" calcext:value-type="float">
            <text:p>0,0270788912</text:p>
          </table:table-cell>
          <table:table-cell table:style-name="ce13" table:formula="of:=[.F3]^2*[.P3]" office:value-type="float" office:value="50085.1171461186" calcext:value-type="float">
            <text:p>50085</text:p>
          </table:table-cell>
          <table:table-cell table:style-name="ce34" table:formula="of:=[.Q3]/[.K3]" office:value-type="float" office:value="10.0250434639949" calcext:value-type="float">
            <text:p>10,03</text:p>
          </table:table-cell>
          <table:table-cell office:value-type="float" office:value="964" calcext:value-type="float">
            <text:p>964</text:p>
          </table:table-cell>
          <table:table-cell table:formula="of:=[.S3]/([.F3]^2)" office:value-type="float" office:value="0.000521193771626298" calcext:value-type="float">
            <text:p>0,0005211938</text:p>
          </table:table-cell>
          <table:table-cell table:style-name="ce14" table:formula="of:=[.K3]/[.S3]" office:value-type="float" office:value="5.18257261410788" calcext:value-type="float">
            <text:p>5,2</text:p>
          </table:table-cell>
          <table:table-cell office:value-type="float" office:value="1299" calcext:value-type="float">
            <text:p>1299</text:p>
          </table:table-cell>
          <table:table-cell table:formula="of:=[.V3]/[.F3]" office:value-type="float" office:value="0.955147058823529" calcext:value-type="float">
            <text:p>0,9551470588</text:p>
          </table:table-cell>
          <table:table-cell office:value-type="float" office:value="3273" calcext:value-type="float">
            <text:p>3273</text:p>
          </table:table-cell>
          <table:table-cell office:value-type="float" office:value="21719" calcext:value-type="float">
            <text:p>21719</text:p>
          </table:table-cell>
          <table:table-cell office:value-type="float" office:value="15191" calcext:value-type="float">
            <text:p>15191</text:p>
          </table:table-cell>
          <table:table-cell table:formula="of:=[.Y3]/[.X3]" office:value-type="float" office:value="6.63580812710052" calcext:value-type="float">
            <text:p>6,6358081271</text:p>
          </table:table-cell>
          <table:table-cell office:value-type="float" office:value="5326" calcext:value-type="float">
            <text:p>5326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argulies/cat_ears_4_4.sms.gz</text:p>
          </table:table-cell>
          <table:table-cell table:style-name="ce22" office:value-type="float" office:value="19020" calcext:value-type="float">
            <text:p>19020</text:p>
          </table:table-cell>
          <table:table-cell table:style-name="ce22"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table:style-name="ce27" table:formula="of:=[.B4]*[.C4]/[.D4]" office:value-type="float" office:value="6361.75546324725" calcext:value-type="float">
            <text:p>6 361,76</text:p>
          </table:table-cell>
          <table:table-cell office:value-type="float" office:value="11407" calcext:value-type="float">
            <text:p>11407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formula="of:=[.F4]-[.G4]" office:value-type="float" office:value="10545" calcext:value-type="float">
            <text:p>10545</text:p>
          </table:table-cell>
          <table:table-cell table:formula="of:=[.G4]-[.H4]" office:value-type="float" office:value="9" calcext:value-type="float">
            <text:p>9</text:p>
          </table:table-cell>
          <table:table-cell office:value-type="float" office:value="45090" calcext:value-type="float">
            <text:p>45090</text:p>
          </table:table-cell>
          <table:table-cell table:style-name="ce34" table:formula="of:=[.F4]^2/[.K4]" office:value-type="float" office:value="2885.77620314926" calcext:value-type="float">
            <text:p>2 885,78</text:p>
          </table:table-cell>
          <table:table-cell table:style-name="ce14" table:formula="of:=[.B4]/[.F4]" office:value-type="float" office:value="1.6673972122381" calcext:value-type="float">
            <text:p>1,7</text:p>
          </table:table-cell>
          <table:table-cell table:style-name="ce14" table:formula="of:=[.C4]/[.F4]" office:value-type="float" office:value="3.89655474708512" calcext:value-type="float">
            <text:p>3,9</text:p>
          </table:table-cell>
          <table:table-cell table:style-name="ce14" table:formula="of:=[.M4]*[.N4]" office:value-type="float" office:value="6.49710452262287" calcext:value-type="float">
            <text:p>6,5</text:p>
          </table:table-cell>
          <table:table-cell table:formula="of:=1 - (1-1/[.E4])^[.O4]" office:value-type="float" office:value="0.00102083429528166" calcext:value-type="float">
            <text:p>0,0010208343</text:p>
          </table:table-cell>
          <table:table-cell table:style-name="ce13" table:formula="of:=[.F4]^2*[.P4]" office:value-type="float" office:value="132830.600189212" calcext:value-type="float">
            <text:p>132831</text:p>
          </table:table-cell>
          <table:table-cell table:style-name="ce34" table:formula="of:=[.Q4]/[.K4]" office:value-type="float" office:value="2.94589931668245" calcext:value-type="float">
            <text:p>2,95</text:p>
          </table:table-cell>
          <table:table-cell office:value-type="float" office:value="2547" calcext:value-type="float">
            <text:p>2547</text:p>
          </table:table-cell>
          <table:table-cell table:formula="of:=[.S4]/([.F4]^2)" office:value-type="float" office:value="0.0000195742919656969" calcext:value-type="float">
            <text:p>1,95742919656969E-005</text:p>
          </table:table-cell>
          <table:table-cell table:style-name="ce14" table:formula="of:=[.K4]/[.S4]" office:value-type="float" office:value="17.7031802120141" calcext:value-type="float">
            <text:p>17,7</text:p>
          </table:table-cell>
          <table:table-cell office:value-type="float" office:value="11405" calcext:value-type="float">
            <text:p>11405</text:p>
          </table:table-cell>
          <table:table-cell table:formula="of:=[.V4]/[.F4]" office:value-type="float" office:value="0.999824669062856" calcext:value-type="float">
            <text:p>0,9998246691</text:p>
          </table:table-cell>
          <table:table-cell office:value-type="float" office:value="24188" calcext:value-type="float">
            <text:p>24188</text:p>
          </table:table-cell>
          <table:table-cell office:value-type="float" office:value="29227" calcext:value-type="float">
            <text:p>29227</text:p>
          </table:table-cell>
          <table:table-cell office:value-type="float" office:value="14613" calcext:value-type="float">
            <text:p>14613</text:p>
          </table:table-cell>
          <table:table-cell table:formula="of:=[.Y4]/[.X4]" office:value-type="float" office:value="1.20832644286423" calcext:value-type="float">
            <text:p>1,2083264429</text:p>
          </table:table-cell>
          <table:table-cell office:value-type="float" office:value="18027" calcext:value-type="float">
            <text:p>18027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argulies/flower_7_4.sms.gz</text:p>
          </table:table-cell>
          <table:table-cell table:style-name="ce22" office:value-type="float" office:value="27693" calcext:value-type="float">
            <text:p>27693</text:p>
          </table:table-cell>
          <table:table-cell table:style-name="ce22"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table:style-name="ce27" table:formula="of:=[.B5]*[.C5]/[.D5]" office:value-type="float" office:value="9256.60895172537" calcext:value-type="float">
            <text:p>9 256,61</text:p>
          </table:table-cell>
          <table:table-cell office:value-type="float" office:value="12449" calcext:value-type="float">
            <text:p>1244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F5]-[.G5]" office:value-type="float" office:value="12362" calcext:value-type="float">
            <text:p>12362</text:p>
          </table:table-cell>
          <table:table-cell table:formula="of:=[.G5]-[.H5]" office:value-type="float" office:value="9" calcext:value-type="float">
            <text:p>9</text:p>
          </table:table-cell>
          <table:table-cell office:value-type="float" office:value="45918" calcext:value-type="float">
            <text:p>45918</text:p>
          </table:table-cell>
          <table:table-cell table:style-name="ce34" table:formula="of:=[.F5]^2/[.K5]" office:value-type="float" office:value="3375.09475586916" calcext:value-type="float">
            <text:p>3 375,09</text:p>
          </table:table-cell>
          <table:table-cell table:style-name="ce14" table:formula="of:=[.B5]/[.F5]" office:value-type="float" office:value="2.22451602538356" calcext:value-type="float">
            <text:p>2,2</text:p>
          </table:table-cell>
          <table:table-cell table:style-name="ce14" table:formula="of:=[.C5]/[.F5]" office:value-type="float" office:value="5.42959273837256" calcext:value-type="float">
            <text:p>5,4</text:p>
          </table:table-cell>
          <table:table-cell table:style-name="ce14" table:formula="of:=[.M5]*[.N5]" office:value-type="float" office:value="12.078216057816" calcext:value-type="float">
            <text:p>12,1</text:p>
          </table:table-cell>
          <table:table-cell table:formula="of:=1 - (1-1/[.E5])^[.O5]" office:value-type="float" office:value="0.00130404030241338" calcext:value-type="float">
            <text:p>0,0013040403</text:p>
          </table:table-cell>
          <table:table-cell table:style-name="ce13" table:formula="of:=[.F5]^2*[.P5]" office:value-type="float" office:value="202097.03767534" calcext:value-type="float">
            <text:p>202097</text:p>
          </table:table-cell>
          <table:table-cell table:style-name="ce34" table:formula="of:=[.Q5]/[.K5]" office:value-type="float" office:value="4.40125958611742" calcext:value-type="float">
            <text:p>4,40</text:p>
          </table:table-cell>
          <table:table-cell office:value-type="float" office:value="195" calcext:value-type="float">
            <text:p>195</text:p>
          </table:table-cell>
          <table:table-cell table:formula="of:=[.S5]/([.F5]^2)" office:value-type="float" office:value="0.00000125824634490245" calcext:value-type="float">
            <text:p>1,25824634490245E-006</text:p>
          </table:table-cell>
          <table:table-cell table:style-name="ce14" table:formula="of:=[.K5]/[.S5]" office:value-type="float" office:value="235.476923076923" calcext:value-type="float">
            <text:p>235,5</text:p>
          </table:table-cell>
          <table:table-cell office:value-type="float" office:value="11990" calcext:value-type="float">
            <text:p>11990</text:p>
          </table:table-cell>
          <table:table-cell table:formula="of:=[.V5]/[.F5]" office:value-type="float" office:value="0.963129568640051" calcext:value-type="float">
            <text:p>0,9631295686</text:p>
          </table:table-cell>
          <table:table-cell table:number-columns-repeated="2" office:value-type="float" office:value="24962" calcext:value-type="float">
            <text:p>24962</text:p>
          </table:table-cell>
          <table:table-cell office:value-type="float" office:value="12557" calcext:value-type="float">
            <text:p>12557</text:p>
          </table:table-cell>
          <table:table-cell table:formula="of:=[.Y5]/[.X5]" office:value-type="float" office:value="1" calcext:value-type="float">
            <text:p>1</text:p>
          </table:table-cell>
          <table:table-cell office:value-type="float" office:value="27177" calcext:value-type="float">
            <text:p>27177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Relat/rel8.sms.gz</text:p>
          </table:table-cell>
          <table:table-cell table:style-name="ce23" office:value-type="float" office:value="206040" calcext:value-type="float">
            <text:p>206040</text:p>
          </table:table-cell>
          <table:table-cell table:style-name="ce25" office:value-type="float" office:value="12345" calcext:value-type="float">
            <text:p>12345</text:p>
          </table:table-cell>
          <table:table-cell office:value-type="float" office:value="821839" calcext:value-type="float">
            <text:p>821839</text:p>
          </table:table-cell>
          <table:table-cell table:style-name="ce27" table:formula="of:=[.B6]*[.C6]/[.D6]" office:value-type="float" office:value="3094.96604566101" calcext:value-type="float">
            <text:p>3 094,97</text:p>
          </table:table-cell>
          <table:table-cell office:value-type="float" office:value="5461" calcext:value-type="float">
            <text:p>5461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formula="of:=[.F6]-[.G6]" office:value-type="float" office:value="4816" calcext:value-type="float">
            <text:p>4816</text:p>
          </table:table-cell>
          <table:table-cell table:formula="of:=[.G6]-[.H6]" office:value-type="float" office:value="10" calcext:value-type="float">
            <text:p>10</text:p>
          </table:table-cell>
          <table:table-cell office:value-type="float" office:value="23023" calcext:value-type="float">
            <text:p>23023</text:p>
          </table:table-cell>
          <table:table-cell table:style-name="ce34" table:formula="of:=[.F6]^2/[.K6]" office:value-type="float" office:value="1295.33601181427" calcext:value-type="float">
            <text:p>1 295,34</text:p>
          </table:table-cell>
          <table:table-cell table:style-name="ce14" table:formula="of:=[.B6]/[.F6]" office:value-type="float" office:value="37.7293535982421" calcext:value-type="float">
            <text:p>37,7</text:p>
          </table:table-cell>
          <table:table-cell table:style-name="ce14" table:formula="of:=[.C6]/[.F6]" office:value-type="float" office:value="2.26057498626625" calcext:value-type="float">
            <text:p>2,3</text:p>
          </table:table-cell>
          <table:table-cell table:style-name="ce14" table:formula="of:=[.M6]*[.N6]" office:value-type="float" office:value="85.2900329921806" calcext:value-type="float">
            <text:p>85,3</text:p>
          </table:table-cell>
          <table:table-cell table:formula="of:=1 - (1-1/[.E6])^[.O6]" office:value-type="float" office:value="0.0271857471646249" calcext:value-type="float">
            <text:p>0,0271857472</text:p>
          </table:table-cell>
          <table:table-cell table:style-name="ce13" table:formula="of:=[.F6]^2*[.P6]" office:value-type="float" office:value="810747.515717715" calcext:value-type="float">
            <text:p>810748</text:p>
          </table:table-cell>
          <table:table-cell table:style-name="ce34" table:formula="of:=[.Q6]/[.K6]" office:value-type="float" office:value="35.2146773104163" calcext:value-type="float">
            <text:p>35,21</text:p>
          </table:table-cell>
          <table:table-cell office:value-type="float" office:value="2211" calcext:value-type="float">
            <text:p>2211</text:p>
          </table:table-cell>
          <table:table-cell table:formula="of:=[.S6]/([.F6]^2)" office:value-type="float" office:value="0.0000741386014951586" calcext:value-type="float">
            <text:p>7,41386014951586E-005</text:p>
          </table:table-cell>
          <table:table-cell table:style-name="ce14" table:formula="of:=[.K6]/[.S6]" office:value-type="float" office:value="10.4129353233831" calcext:value-type="float">
            <text:p>10,4</text:p>
          </table:table-cell>
          <table:table-cell office:value-type="float" office:value="5450" calcext:value-type="float">
            <text:p>5450</text:p>
          </table:table-cell>
          <table:table-cell table:formula="of:=[.V6]/[.F6]" office:value-type="float" office:value="0.997985716901666" calcext:value-type="float">
            <text:p>0,9979857169</text:p>
          </table:table-cell>
          <table:table-cell office:value-type="float" office:value="12492" calcext:value-type="float">
            <text:p>12492</text:p>
          </table:table-cell>
          <table:table-cell office:value-type="float" office:value="879639" calcext:value-type="float">
            <text:p>879639</text:p>
          </table:table-cell>
          <table:table-cell office:value-type="float" office:value="80059" calcext:value-type="float">
            <text:p>80059</text:p>
          </table:table-cell>
          <table:table-cell table:formula="of:=[.Y6]/[.X6]" office:value-type="float" office:value="70.4161863592699" calcext:value-type="float">
            <text:p>70,4161863593</text:p>
          </table:table-cell>
          <table:table-cell office:value-type="float" office:value="10753" calcext:value-type="float">
            <text:p>10753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Grobner/c8_mat11.sms.gz</text:p>
          </table:table-cell>
          <table:table-cell table:style-name="ce24" office:value-type="float" office:value="4562" calcext:value-type="float">
            <text:p>4562</text:p>
          </table:table-cell>
          <table:table-cell table:style-name="ce24" office:value-type="float" office:value="5761" calcext:value-type="float">
            <text:p>5761</text:p>
          </table:table-cell>
          <table:table-cell table:style-name="ce26" office:value-type="float" office:value="2462939" calcext:value-type="float">
            <text:p>2462939</text:p>
          </table:table-cell>
          <table:table-cell table:style-name="ce28" table:formula="of:=[.B7]*[.C7]/[.D7]" office:value-type="float" office:value="10.6708619255288" calcext:value-type="float">
            <text:p>10,67</text:p>
          </table:table-cell>
          <table:table-cell table:style-name="ce30" office:value-type="float" office:value="673" calcext:value-type="float">
            <text:p>67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[.F7]-[.G7]" office:value-type="float" office:value="668" calcext:value-type="float">
            <text:p>668</text:p>
          </table:table-cell>
          <table:table-cell table:style-name="ce32" table:formula="of:=[.G7]-[.H7]" office:value-type="float" office:value="5" calcext:value-type="float">
            <text:p>5</text:p>
          </table:table-cell>
          <table:table-cell office:value-type="float" office:value="7765" calcext:value-type="float">
            <text:p>7765</text:p>
          </table:table-cell>
          <table:table-cell table:style-name="ce34" table:formula="of:=[.F7]^2/[.K7]" office:value-type="float" office:value="58.3295556986478" calcext:value-type="float">
            <text:p>58,33</text:p>
          </table:table-cell>
          <table:table-cell table:style-name="ce14" table:formula="of:=[.B7]/[.F7]" office:value-type="float" office:value="6.77860326894502" calcext:value-type="float">
            <text:p>6,8</text:p>
          </table:table-cell>
          <table:table-cell table:style-name="ce14" table:formula="of:=[.C7]/[.F7]" office:value-type="float" office:value="8.56017830609212" calcext:value-type="float">
            <text:p>8,6</text:p>
          </table:table-cell>
          <table:table-cell table:style-name="ce14" table:formula="of:=[.M7]*[.N7]" office:value-type="float" office:value="58.0260526484283" calcext:value-type="float">
            <text:p>58,0</text:p>
          </table:table-cell>
          <table:table-cell table:formula="of:=1 - (1-1/[.E7])^[.O7]" office:value-type="float" office:value="0.996686429370038" calcext:value-type="float">
            <text:p>0,9966864294</text:p>
          </table:table-cell>
          <table:table-cell table:style-name="ce13" table:formula="of:=[.F7]^2*[.P7]" office:value-type="float" office:value="451428.187768142" calcext:value-type="float">
            <text:p>451428</text:p>
          </table:table-cell>
          <table:table-cell table:style-name="ce34" table:formula="of:=[.Q7]/[.K7]" office:value-type="float" office:value="58.136276596026" calcext:value-type="float">
            <text:p>58,14</text:p>
          </table:table-cell>
          <table:table-cell office:value-type="float" office:value="23" calcext:value-type="float">
            <text:p>23</text:p>
          </table:table-cell>
          <table:table-cell table:formula="of:=[.S7]/([.F7]^2)" office:value-type="float" office:value="0.0000507805859196474" calcext:value-type="float">
            <text:p>5,07805859196474E-005</text:p>
          </table:table-cell>
          <table:table-cell table:style-name="ce14" table:formula="of:=[.K7]/[.S7]" office:value-type="float" office:value="337.608695652174" calcext:value-type="float">
            <text:p>337,6</text:p>
          </table:table-cell>
          <table:table-cell office:value-type="float" office:value="506" calcext:value-type="float">
            <text:p>506</text:p>
          </table:table-cell>
          <table:table-cell table:formula="of:=[.V7]/[.F7]" office:value-type="float" office:value="0.7518573551263" calcext:value-type="float">
            <text:p>0,7518573551</text:p>
          </table:table-cell>
          <table:table-cell office:value-type="float" office:value="1829" calcext:value-type="float">
            <text:p>1829</text:p>
          </table:table-cell>
          <table:table-cell office:value-type="float" office:value="1885" calcext:value-type="float">
            <text:p>1885</text:p>
          </table:table-cell>
          <table:table-cell office:value-type="float" office:value="691" calcext:value-type="float">
            <text:p>691</text:p>
          </table:table-cell>
          <table:table-cell table:formula="of:=[.Y7]/[.X7]" office:value-type="float" office:value="1.03061782394751" calcext:value-type="float">
            <text:p>1,0306178239</text:p>
          </table:table-cell>
          <table:table-cell office:value-type="float" office:value="4532" calcext:value-type="float">
            <text:p>453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Relat/relat8.sms.gz</text:p>
          </table:table-cell>
          <table:table-cell table:style-name="ce23" office:value-type="float" office:value="334362" calcext:value-type="float">
            <text:p>334362</text:p>
          </table:table-cell>
          <table:table-cell table:style-name="ce25" office:value-type="float" office:value="12345" calcext:value-type="float">
            <text:p>12345</text:p>
          </table:table-cell>
          <table:table-cell office:value-type="float" office:value="1334038" calcext:value-type="float">
            <text:p>1334038</text:p>
          </table:table-cell>
          <table:table-cell table:style-name="ce27" table:formula="of:=[.B8]*[.C8]/[.D8]" office:value-type="float" office:value="3094.13891508338" calcext:value-type="float">
            <text:p>3 094,14</text:p>
          </table:table-cell>
          <table:table-cell office:value-type="float" office:value="8426" calcext:value-type="float">
            <text:p>8426</text:p>
          </table:table-cell>
          <table:table-cell office:value-type="float" office:value="2847" calcext:value-type="float">
            <text:p>2847</text:p>
          </table:table-cell>
          <table:table-cell office:value-type="float" office:value="2836" calcext:value-type="float">
            <text:p>2836</text:p>
          </table:table-cell>
          <table:table-cell table:formula="of:=[.F8]-[.G8]" office:value-type="float" office:value="5579" calcext:value-type="float">
            <text:p>5579</text:p>
          </table:table-cell>
          <table:table-cell table:formula="of:=[.G8]-[.H8]" office:value-type="float" office:value="11" calcext:value-type="float">
            <text:p>11</text:p>
          </table:table-cell>
          <table:table-cell office:value-type="float" office:value="40116" calcext:value-type="float">
            <text:p>40116</text:p>
          </table:table-cell>
          <table:table-cell table:style-name="ce34" table:formula="of:=[.F8]^2/[.K8]" office:value-type="float" office:value="1769.80446704557" calcext:value-type="float">
            <text:p>1 769,80</text:p>
          </table:table-cell>
          <table:table-cell table:style-name="ce14" table:formula="of:=[.B8]/[.F8]" office:value-type="float" office:value="39.6821742226442" calcext:value-type="float">
            <text:p>39,7</text:p>
          </table:table-cell>
          <table:table-cell table:style-name="ce14" table:formula="of:=[.C8]/[.F8]" office:value-type="float" office:value="1.46510799905056" calcext:value-type="float">
            <text:p>1,5</text:p>
          </table:table-cell>
          <table:table-cell table:style-name="ce14" table:formula="of:=[.M8]*[.N8]" office:value-type="float" office:value="58.1386708733139" calcext:value-type="float">
            <text:p>58,1</text:p>
          </table:table-cell>
          <table:table-cell table:formula="of:=1 - (1-1/[.E8])^[.O8]" office:value-type="float" office:value="0.0186174857210696" calcext:value-type="float">
            <text:p>0,0186174857</text:p>
          </table:table-cell>
          <table:table-cell table:style-name="ce13" table:formula="of:=[.F8]^2*[.P8]" office:value-type="float" office:value="1321794.49566198" calcext:value-type="float">
            <text:p>1321794</text:p>
          </table:table-cell>
          <table:table-cell table:style-name="ce34" table:formula="of:=[.Q8]/[.K8]" office:value-type="float" office:value="32.949309394306" calcext:value-type="float">
            <text:p>32,95</text:p>
          </table:table-cell>
          <table:table-cell office:value-type="float" office:value="10057" calcext:value-type="float">
            <text:p>10057</text:p>
          </table:table-cell>
          <table:table-cell table:formula="of:=[.S8]/([.F8]^2)" office:value-type="float" office:value="0.0001416529229856" calcext:value-type="float">
            <text:p>0,0001416529</text:p>
          </table:table-cell>
          <table:table-cell table:style-name="ce14" table:formula="of:=[.K8]/[.S8]" office:value-type="float" office:value="3.98886347817441" calcext:value-type="float">
            <text:p>4,0</text:p>
          </table:table-cell>
          <table:table-cell office:value-type="float" office:value="8420" calcext:value-type="float">
            <text:p>8420</text:p>
          </table:table-cell>
          <table:table-cell table:formula="of:=[.V8]/[.F8]" office:value-type="float" office:value="0.99928791834797" calcext:value-type="float">
            <text:p>0,9992879183</text:p>
          </table:table-cell>
          <table:table-cell office:value-type="float" office:value="25046" calcext:value-type="float">
            <text:p>25046</text:p>
          </table:table-cell>
          <table:table-cell office:value-type="float" office:value="1692787" calcext:value-type="float">
            <text:p>1692787</text:p>
          </table:table-cell>
          <table:table-cell office:value-type="float" office:value="523733" calcext:value-type="float">
            <text:p>523733</text:p>
          </table:table-cell>
          <table:table-cell table:formula="of:=[.Y8]/[.X8]" office:value-type="float" office:value="67.5871196997525" calcext:value-type="float">
            <text:p>67,5871196998</text:p>
          </table:table-cell>
          <table:table-cell office:value-type="float" office:value="9265" calcext:value-type="float">
            <text:p>926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gn/PPAM2011/M0,6-D6.sms.gz</text:p>
          </table:table-cell>
          <table:table-cell table:style-name="ce22" office:value-type="float" office:value="49800" calcext:value-type="float">
            <text:p>49800</text:p>
          </table:table-cell>
          <table:table-cell table:style-name="ce23" office:value-type="float" office:value="291960" calcext:value-type="float">
            <text:p>291960</text:p>
          </table:table-cell>
          <table:table-cell office:value-type="float" office:value="1020240" calcext:value-type="float">
            <text:p>1020240</text:p>
          </table:table-cell>
          <table:table-cell table:style-name="ce27" table:formula="of:=[.B9]*[.C9]/[.D9]" office:value-type="float" office:value="14251.1644318984" calcext:value-type="float">
            <text:p>14 251,16</text:p>
          </table:table-cell>
          <table:table-cell office:value-type="float" office:value="41727" calcext:value-type="float">
            <text:p>41727</text:p>
          </table:table-cell>
          <table:table-cell office:value-type="float" office:value="2364" calcext:value-type="float">
            <text:p>2364</text:p>
          </table:table-cell>
          <table:table-cell office:value-type="float" office:value="2355" calcext:value-type="float">
            <text:p>2355</text:p>
          </table:table-cell>
          <table:table-cell table:formula="of:=[.F9]-[.G9]" office:value-type="float" office:value="39363" calcext:value-type="float">
            <text:p>39363</text:p>
          </table:table-cell>
          <table:table-cell table:formula="of:=[.G9]-[.H9]" office:value-type="float" office:value="9" calcext:value-type="float">
            <text:p>9</text:p>
          </table:table-cell>
          <table:table-cell office:value-type="float" office:value="165899" calcext:value-type="float">
            <text:p>165899</text:p>
          </table:table-cell>
          <table:table-cell table:style-name="ce34" table:formula="of:=[.F9]^2/[.K9]" office:value-type="float" office:value="10495.1960469924" calcext:value-type="float">
            <text:p>10 495,20</text:p>
          </table:table-cell>
          <table:table-cell table:style-name="ce14" table:formula="of:=[.B9]/[.F9]" office:value-type="float" office:value="1.19347185275721" calcext:value-type="float">
            <text:p>1,2</text:p>
          </table:table-cell>
          <table:table-cell table:style-name="ce14" table:formula="of:=[.C9]/[.F9]" office:value-type="float" office:value="6.99690847652599" calcext:value-type="float">
            <text:p>7,0</text:p>
          </table:table-cell>
          <table:table-cell table:style-name="ce14" table:formula="of:=[.M9]*[.N9]" office:value-type="float" office:value="8.35061332305208" calcext:value-type="float">
            <text:p>8,4</text:p>
          </table:table-cell>
          <table:table-cell table:formula="of:=1 - (1-1/[.E9])^[.O9]" office:value-type="float" office:value="0.000585808977214608" calcext:value-type="float">
            <text:p>0,000585809</text:p>
          </table:table-cell>
          <table:table-cell table:style-name="ce13" table:formula="of:=[.F9]^2*[.P9]" office:value-type="float" office:value="1019976.92409835" calcext:value-type="float">
            <text:p>1019977</text:p>
          </table:table-cell>
          <table:table-cell table:style-name="ce34" table:formula="of:=[.Q9]/[.K9]" office:value-type="float" office:value="6.14818006195547" calcext:value-type="float">
            <text:p>6,15</text:p>
          </table:table-cell>
          <table:table-cell office:value-type="float" office:value="4732" calcext:value-type="float">
            <text:p>4732</text:p>
          </table:table-cell>
          <table:table-cell table:formula="of:=[.S9]/([.F9]^2)" office:value-type="float" office:value="0.00000271775568121798" calcext:value-type="float">
            <text:p>2,71775568121798E-006</text:p>
          </table:table-cell>
          <table:table-cell table:style-name="ce14" table:formula="of:=[.K9]/[.S9]" office:value-type="float" office:value="35.0589602704987" calcext:value-type="float">
            <text:p>35,1</text:p>
          </table:table-cell>
          <table:table-cell office:value-type="float" office:value="41726" calcext:value-type="float">
            <text:p>41726</text:p>
          </table:table-cell>
          <table:table-cell table:formula="of:=[.V9]/[.F9]" office:value-type="float" office:value="0.999976034701752" calcext:value-type="float">
            <text:p>0,9999760347</text:p>
          </table:table-cell>
          <table:table-cell office:value-type="float" office:value="83456" calcext:value-type="float">
            <text:p>83456</text:p>
          </table:table-cell>
          <table:table-cell office:value-type="float" office:value="83457" calcext:value-type="float">
            <text:p>83457</text:p>
          </table:table-cell>
          <table:table-cell office:value-type="float" office:value="44095" calcext:value-type="float">
            <text:p>44095</text:p>
          </table:table-cell>
          <table:table-cell table:formula="of:=[.Y9]/[.X9]" office:value-type="float" office:value="1.00001198236196" calcext:value-type="float">
            <text:p>1,0000119824</text:p>
          </table:table-cell>
          <table:table-cell office:value-type="float" office:value="46776" calcext:value-type="float">
            <text:p>46776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>
            <text:p>Mgn/M0,6.data/M0,6-D6.sms.gz</text:p>
          </table:table-cell>
          <table:table-cell table:style-name="ce21" office:value-type="float" office:value="49800" calcext:value-type="float">
            <text:p>49800</text:p>
          </table:table-cell>
          <table:table-cell table:style-name="ce23" office:value-type="float" office:value="291960" calcext:value-type="float">
            <text:p>291960</text:p>
          </table:table-cell>
          <table:table-cell table:style-name="ce11" office:value-type="float" office:value="1020240" calcext:value-type="float">
            <text:p>1020240</text:p>
          </table:table-cell>
          <table:table-cell table:style-name="ce27" table:formula="of:=[.B10]*[.C10]/[.D10]" office:value-type="float" office:value="14251.1644318984" calcext:value-type="float">
            <text:p>14 251,16</text:p>
          </table:table-cell>
          <table:table-cell office:value-type="float" office:value="41220" calcext:value-type="float">
            <text:p>41220</text:p>
          </table:table-cell>
          <table:table-cell office:value-type="float" office:value="2531" calcext:value-type="float">
            <text:p>2531</text:p>
          </table:table-cell>
          <table:table-cell office:value-type="float" office:value="2522" calcext:value-type="float">
            <text:p>2522</text:p>
          </table:table-cell>
          <table:table-cell table:formula="of:=[.F10]-[.G10]" office:value-type="float" office:value="38689" calcext:value-type="float">
            <text:p>38689</text:p>
          </table:table-cell>
          <table:table-cell table:formula="of:=[.G10]-[.H10]" office:value-type="float" office:value="9" calcext:value-type="float">
            <text:p>9</text:p>
          </table:table-cell>
          <table:table-cell table:style-name="ce11" office:value-type="float" office:value="163545" calcext:value-type="float">
            <text:p>163545</text:p>
          </table:table-cell>
          <table:table-cell table:style-name="ce34" table:formula="of:=[.F10]^2/[.K10]" office:value-type="float" office:value="10389.1185912134" calcext:value-type="float">
            <text:p>10 389,12</text:p>
          </table:table-cell>
          <table:table-cell table:style-name="ce14" table:formula="of:=[.B10]/[.F10]" office:value-type="float" office:value="1.20815138282387" calcext:value-type="float">
            <text:p>1,2</text:p>
          </table:table-cell>
          <table:table-cell table:style-name="ce14" table:formula="of:=[.C10]/[.F10]" office:value-type="float" office:value="7.08296943231441" calcext:value-type="float">
            <text:p>7,1</text:p>
          </table:table-cell>
          <table:table-cell table:style-name="ce14" table:formula="of:=[.M10]*[.N10]" office:value-type="float" office:value="8.55729931414987" calcext:value-type="float">
            <text:p>8,6</text:p>
          </table:table-cell>
          <table:table-cell table:formula="of:=1 - (1-1/[.E10])^[.O10]" office:value-type="float" office:value="0.000600303979584549" calcext:value-type="float">
            <text:p>0,000600304</text:p>
          </table:table-cell>
          <table:table-cell table:style-name="ce13" table:formula="of:=[.F10]^2*[.P10]" office:value-type="float" office:value="1019969.52818594" calcext:value-type="float">
            <text:p>1019970</text:p>
          </table:table-cell>
          <table:table-cell table:style-name="ce34" table:formula="of:=[.Q10]/[.K10]" office:value-type="float" office:value="6.23662923468122" calcext:value-type="float">
            <text:p>6,24</text:p>
          </table:table-cell>
          <table:table-cell office:value-type="float" office:value="5184" calcext:value-type="float">
            <text:p>5184</text:p>
          </table:table-cell>
          <table:table-cell table:formula="of:=[.S10]/([.F10]^2)" office:value-type="float" office:value="0.00000305104784424401" calcext:value-type="float">
            <text:p>0,000003051</text:p>
          </table:table-cell>
          <table:table-cell table:style-name="ce14" table:formula="of:=[.K10]/[.S10]" office:value-type="float" office:value="31.5480324074074" calcext:value-type="float">
            <text:p>31,5</text:p>
          </table:table-cell>
          <table:table-cell office:value-type="float" office:value="40139" calcext:value-type="float">
            <text:p>40139</text:p>
          </table:table-cell>
          <table:table-cell table:formula="of:=[.V10]/[.F10]" office:value-type="float" office:value="0.973774866569626" calcext:value-type="float">
            <text:p>0,9737748666</text:p>
          </table:table-cell>
          <table:table-cell office:value-type="float" office:value="82643" calcext:value-type="float">
            <text:p>82643</text:p>
          </table:table-cell>
          <table:table-cell office:value-type="float" office:value="83003" calcext:value-type="float">
            <text:p>83003</text:p>
          </table:table-cell>
          <table:table-cell office:value-type="float" office:value="44076" calcext:value-type="float">
            <text:p>44076</text:p>
          </table:table-cell>
          <table:table-cell table:formula="of:=[.Y10]/[.X10]" office:value-type="float" office:value="1.00435608581489" calcext:value-type="float">
            <text:p>1,0043560858</text:p>
          </table:table-cell>
          <table:table-cell office:value-type="float" office:value="46416" calcext:value-type="float">
            <text:p>46416</text:p>
          </table:table-cell>
          <table:table-cell table:number-columns-repeated="2"/>
        </table:table-row>
        <table:table-row table:style-name="ro7">
          <table:table-cell table:style-name="ce20" office:value-type="string" calcext:value-type="string">
            <text:p>Homology/mk13.b5.135135x270270.sms.gz</text:p>
          </table:table-cell>
          <table:table-cell table:style-name="ce24" office:value-type="float" office:value="135135" calcext:value-type="float">
            <text:p>135135</text:p>
          </table:table-cell>
          <table:table-cell table:style-name="ce24" office:value-type="float" office:value="270270" calcext:value-type="float">
            <text:p>270270</text:p>
          </table:table-cell>
          <table:table-cell table:style-name="ce26" office:value-type="float" office:value="810810" calcext:value-type="float">
            <text:p>810810</text:p>
          </table:table-cell>
          <table:table-cell table:style-name="ce28" table:formula="of:=[.B11]*[.C11]/[.D11]" office:value-type="float" office:value="45045" calcext:value-type="float">
            <text:p>45 045,00</text:p>
          </table:table-cell>
          <table:table-cell table:style-name="ce31" office:value-type="float" office:value="104462" calcext:value-type="float">
            <text:p>10446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table:formula="of:=[.F11]-[.G11]" office:value-type="float" office:value="104462" calcext:value-type="float">
            <text:p>104462</text:p>
          </table:table-cell>
          <table:table-cell table:style-name="ce33" table:formula="of:=[.G11]-[.H11]" office:value-type="float" office:value="0" calcext:value-type="float">
            <text:p>0</text:p>
          </table:table-cell>
          <table:table-cell office:value-type="float" office:value="392176" calcext:value-type="float">
            <text:p>392176</text:p>
          </table:table-cell>
          <table:table-cell table:style-name="ce34" table:formula="of:=[.F11]^2/[.K11]" office:value-type="float" office:value="27825.0312206764" calcext:value-type="float">
            <text:p>27 825,03</text:p>
          </table:table-cell>
          <table:table-cell table:style-name="ce14" table:formula="of:=[.B11]/[.F11]" office:value-type="float" office:value="1.29362830502958" calcext:value-type="float">
            <text:p>1,3</text:p>
          </table:table-cell>
          <table:table-cell table:style-name="ce14" table:formula="of:=[.C11]/[.F11]" office:value-type="float" office:value="2.58725661005916" calcext:value-type="float">
            <text:p>2,6</text:p>
          </table:table-cell>
          <table:table-cell table:style-name="ce14" table:formula="of:=[.M11]*[.N11]" office:value-type="float" office:value="3.34694838314741" calcext:value-type="float">
            <text:p>3,3</text:p>
          </table:table-cell>
          <table:table-cell table:formula="of:=1 - (1-1/[.E11])^[.O11]" office:value-type="float" office:value="0.0000743003927660135" calcext:value-type="float">
            <text:p>7,43003927660135E-005</text:p>
          </table:table-cell>
          <table:table-cell table:style-name="ce13" table:formula="of:=[.F11]^2*[.P11]" office:value-type="float" office:value="810788.877673479" calcext:value-type="float">
            <text:p>810789</text:p>
          </table:table-cell>
          <table:table-cell table:style-name="ce34" table:formula="of:=[.Q11]/[.K11]" office:value-type="float" office:value="2.06741074842285" calcext:value-type="float">
            <text:p>2,07</text:p>
          </table:table-cell>
          <table:table-cell office:value-type="float" office:value="2" calcext:value-type="float">
            <text:p>2</text:p>
          </table:table-cell>
          <table:table-cell table:formula="of:=[.S11]/([.F11]^2)" office:value-type="float" office:value="0.000000000183279260019489" calcext:value-type="float">
            <text:p>1,83279260019489E-010</text:p>
          </table:table-cell>
          <table:table-cell table:style-name="ce14" table:formula="of:=[.K11]/[.S11]" office:value-type="float" office:value="196088" calcext:value-type="float">
            <text:p>196 088,0</text:p>
          </table:table-cell>
          <table:table-cell office:value-type="float" office:value="104461" calcext:value-type="float">
            <text:p>104461</text:p>
          </table:table-cell>
          <table:table-cell table:formula="of:=[.V11]/[.F11]" office:value-type="float" office:value="0.99999042714097" calcext:value-type="float">
            <text:p>0,9999904271</text:p>
          </table:table-cell>
          <table:table-cell table:number-columns-repeated="2" office:value-type="float" office:value="204348" calcext:value-type="float">
            <text:p>204348</text:p>
          </table:table-cell>
          <table:table-cell table:formula="of:=1+104462" office:value-type="float" office:value="104463" calcext:value-type="float">
            <text:p>104463</text:p>
          </table:table-cell>
          <table:table-cell table:formula="of:=[.Y11]/[.X11]" office:value-type="float" office:value="1" calcext:value-type="float">
            <text:p>1</text:p>
          </table:table-cell>
          <table:table-cell office:value-type="float" office:value="132223" calcext:value-type="float">
            <text:p>132223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argulies/kneser_10_4_1.sms.gz</text:p>
          </table:table-cell>
          <table:table-cell table:style-name="ce22" office:value-type="float" office:value="349651" calcext:value-type="float">
            <text:p>349651</text:p>
          </table:table-cell>
          <table:table-cell table:style-name="ce22"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table:style-name="ce27" table:formula="of:=[.B12]*[.C12]/[.D12]" office:value-type="float" office:value="116550.45079375" calcext:value-type="float">
            <text:p>116 550,45</text:p>
          </table:table-cell>
          <table:table-cell office:value-type="float" office:value="312640" calcext:value-type="float">
            <text:p>312640</text:p>
          </table:table-cell>
          <table:table-cell office:value-type="float" office:value="3430" calcext:value-type="float">
            <text:p>3430</text:p>
          </table:table-cell>
          <table:table-cell office:value-type="float" office:value="3421" calcext:value-type="float">
            <text:p>3421</text:p>
          </table:table-cell>
          <table:table-cell table:formula="of:=[.F12]-[.G12]" office:value-type="float" office:value="309210" calcext:value-type="float">
            <text:p>309210</text:p>
          </table:table-cell>
          <table:table-cell table:formula="of:=[.G12]-[.H12]" office:value-type="float" office:value="9" calcext:value-type="float">
            <text:p>9</text:p>
          </table:table-cell>
          <table:table-cell office:value-type="float" office:value="951917" calcext:value-type="float">
            <text:p>951917</text:p>
          </table:table-cell>
          <table:table-cell table:style-name="ce34" table:formula="of:=[.F12]^2/[.K12]" office:value-type="float" office:value="102680.979118978" calcext:value-type="float">
            <text:p>102 680,98</text:p>
          </table:table-cell>
          <table:table-cell table:style-name="ce14" table:formula="of:=[.B12]/[.F12]" office:value-type="float" office:value="1.11838216479017" calcext:value-type="float">
            <text:p>1,1</text:p>
          </table:table-cell>
          <table:table-cell table:style-name="ce14" table:formula="of:=[.C12]/[.F12]" office:value-type="float" office:value="1.05792924769703" calcext:value-type="float">
            <text:p>1,1</text:p>
          </table:table-cell>
          <table:table-cell table:style-name="ce14" table:formula="of:=[.M12]*[.N12]" office:value-type="float" office:value="1.18316920223425" calcext:value-type="float">
            <text:p>1,2</text:p>
          </table:table-cell>
          <table:table-cell table:formula="of:=1 - (1-1/[.E12])^[.O12]" office:value-type="float" office:value="0.0000101515546653275" calcext:value-type="float">
            <text:p>1,01515546653275E-005</text:p>
          </table:table-cell>
          <table:table-cell table:style-name="ce13" table:formula="of:=[.F12]^2*[.P12]" office:value-type="float" office:value="992251.220289573" calcext:value-type="float">
            <text:p>992251</text:p>
          </table:table-cell>
          <table:table-cell table:style-name="ce34" table:formula="of:=[.Q12]/[.K12]" office:value-type="float" office:value="1.04237157261565" calcext:value-type="float">
            <text:p>1,04</text:p>
          </table:table-cell>
          <table:table-cell office:value-type="float" office:value="12784" calcext:value-type="float">
            <text:p>12784</text:p>
          </table:table-cell>
          <table:table-cell table:formula="of:=[.S12]/([.F12]^2)" office:value-type="float" office:value="0.000000130790945062958" calcext:value-type="float">
            <text:p>1,30790945062958E-007</text:p>
          </table:table-cell>
          <table:table-cell table:style-name="ce14" table:formula="of:=[.K12]/[.S12]" office:value-type="float" office:value="74.4615926157697" calcext:value-type="float">
            <text:p>74,5</text:p>
          </table:table-cell>
          <table:table-cell office:value-type="float" office:value="271272" calcext:value-type="float">
            <text:p>271272</text:p>
          </table:table-cell>
          <table:table-cell table:formula="of:=[.V12]/[.F12]" office:value-type="float" office:value="0.867681678607984" calcext:value-type="float">
            <text:p>0,8676816786</text:p>
          </table:table-cell>
          <table:table-cell office:value-type="float" office:value="333520" calcext:value-type="float">
            <text:p>333520</text:p>
          </table:table-cell>
          <table:table-cell office:value-type="float" office:value="1209501" calcext:value-type="float">
            <text:p>1209501</text:p>
          </table:table-cell>
          <table:table-cell office:value-type="float" office:value="774558" calcext:value-type="float">
            <text:p>774558</text:p>
          </table:table-cell>
          <table:table-cell table:formula="of:=[.Y12]/[.X12]" office:value-type="float" office:value="3.62647217558167" calcext:value-type="float">
            <text:p>3,6264721756</text:p>
          </table:table-cell>
          <table:table-cell office:value-type="float" office:value="319909" calcext:value-type="float">
            <text:p>3199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gn/M0,6.data/M0,6-D7.sms.gz</text:p>
          </table:table-cell>
          <table:table-cell table:style-name="ce22" office:value-type="float" office:value="294480" calcext:value-type="float">
            <text:p>294480</text:p>
          </table:table-cell>
          <table:table-cell table:style-name="ce21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7" table:formula="of:=[.B13]*[.C13]/[.D13]" office:value-type="float" office:value="60980.6901920083" calcext:value-type="float">
            <text:p>60 980,69</text:p>
          </table:table-cell>
          <table:table-cell office:value-type="float" office:value="183756" calcext:value-type="float">
            <text:p>183756</text:p>
          </table:table-cell>
          <table:table-cell office:value-type="float" office:value="31115" calcext:value-type="float">
            <text:p>31115</text:p>
          </table:table-cell>
          <table:table-cell office:value-type="float" office:value="31106" calcext:value-type="float">
            <text:p>31106</text:p>
          </table:table-cell>
          <table:table-cell table:formula="of:=[.F13]-[.G13]" office:value-type="float" office:value="152641" calcext:value-type="float">
            <text:p>152641</text:p>
          </table:table-cell>
          <table:table-cell table:formula="of:=[.G13]-[.H13]" office:value-type="float" office:value="9" calcext:value-type="float">
            <text:p>9</text:p>
          </table:table-cell>
          <table:table-cell office:value-type="float" office:value="1055588" calcext:value-type="float">
            <text:p>1055588</text:p>
          </table:table-cell>
          <table:table-cell table:style-name="ce34" table:formula="of:=[.F13]^2/[.K13]" office:value-type="float" office:value="31988.1123468626" calcext:value-type="float">
            <text:p>31 988,11</text:p>
          </table:table-cell>
          <table:table-cell table:style-name="ce14" table:formula="of:=[.B13]/[.F13]" office:value-type="float" office:value="1.60255991641089" calcext:value-type="float">
            <text:p>1,6</text:p>
          </table:table-cell>
          <table:table-cell table:style-name="ce14" table:formula="of:=[.C13]/[.F13]" office:value-type="float" office:value="4.6906223470254" calcext:value-type="float">
            <text:p>4,7</text:p>
          </table:table-cell>
          <table:table-cell table:style-name="ce14" table:formula="of:=[.M13]*[.N13]" office:value-type="float" office:value="7.5170033563641" calcext:value-type="float">
            <text:p>7,5</text:p>
          </table:table-cell>
          <table:table-cell table:formula="of:=1 - (1-1/[.E13])^[.O13]" office:value-type="float" office:value="0.000123261997755364" calcext:value-type="float">
            <text:p>0,000123262</text:p>
          </table:table-cell>
          <table:table-cell table:style-name="ce13" table:formula="of:=[.F13]^2*[.P13]" office:value-type="float" office:value="4162097.59322945" calcext:value-type="float">
            <text:p>4162098</text:p>
          </table:table-cell>
          <table:table-cell table:style-name="ce34" table:formula="of:=[.Q13]/[.K13]" office:value-type="float" office:value="3.94291863229731" calcext:value-type="float">
            <text:p>3,94</text:p>
          </table:table-cell>
          <table:table-cell office:value-type="float" office:value="165423" calcext:value-type="float">
            <text:p>165423</text:p>
          </table:table-cell>
          <table:table-cell table:formula="of:=[.S13]/([.F13]^2)" office:value-type="float" office:value="0.00000489906086965738" calcext:value-type="float">
            <text:p>4,89906086965738E-006</text:p>
          </table:table-cell>
          <table:table-cell table:style-name="ce14" table:formula="of:=[.K13]/[.S13]" office:value-type="float" office:value="6.38114409725371" calcext:value-type="float">
            <text:p>6,4</text:p>
          </table:table-cell>
          <table:table-cell office:value-type="float" office:value="183035" calcext:value-type="float">
            <text:p>183035</text:p>
          </table:table-cell>
          <table:table-cell table:formula="of:=[.V13]/[.F13]" office:value-type="float" office:value="0.996076318596399" calcext:value-type="float">
            <text:p>0,9960763186</text:p>
          </table:table-cell>
          <table:table-cell office:value-type="float" office:value="489431" calcext:value-type="float">
            <text:p>489431</text:p>
          </table:table-cell>
          <table:table-cell office:value-type="float" office:value="114944800" calcext:value-type="float">
            <text:p>114944800</text:p>
          </table:table-cell>
          <table:table-cell office:value-type="float" office:value="88389737" calcext:value-type="float">
            <text:p>88389737</text:p>
          </table:table-cell>
          <table:table-cell table:formula="of:=[.Y13]/[.X13]" office:value-type="float" office:value="234.853942639514" calcext:value-type="float">
            <text:p>234,8539426395</text:p>
          </table:table-cell>
          <table:table-cell office:value-type="float" office:value="246978" calcext:value-type="float">
            <text:p>24697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Mgn/PPAM2011/M0,6-D7.sms.gz</text:p>
          </table:table-cell>
          <table:table-cell table:style-name="ce22" office:value-type="float" office:value="294480" calcext:value-type="float">
            <text:p>294480</text:p>
          </table:table-cell>
          <table:table-cell table:style-name="ce21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7" table:formula="of:=[.B14]*[.C14]/[.D14]" office:value-type="float" office:value="60980.6901920083" calcext:value-type="float">
            <text:p>60 980,69</text:p>
          </table:table-cell>
          <table:table-cell office:value-type="float" office:value="180424" calcext:value-type="float">
            <text:p>180424</text:p>
          </table:table-cell>
          <table:table-cell office:value-type="float" office:value="29674" calcext:value-type="float">
            <text:p>29674</text:p>
          </table:table-cell>
          <table:table-cell office:value-type="float" office:value="29665" calcext:value-type="float">
            <text:p>29665</text:p>
          </table:table-cell>
          <table:table-cell table:formula="of:=[.F14]-[.G14]" office:value-type="float" office:value="150750" calcext:value-type="float">
            <text:p>150750</text:p>
          </table:table-cell>
          <table:table-cell table:formula="of:=[.G14]-[.H14]" office:value-type="float" office:value="9" calcext:value-type="float">
            <text:p>9</text:p>
          </table:table-cell>
          <table:table-cell office:value-type="float" office:value="1038821" calcext:value-type="float">
            <text:p>1038821</text:p>
          </table:table-cell>
          <table:table-cell table:style-name="ce34" table:formula="of:=[.F14]^2/[.K14]" office:value-type="float" office:value="31336.3127776585" calcext:value-type="float">
            <text:p>31 336,31</text:p>
          </table:table-cell>
          <table:table-cell table:style-name="ce14" table:formula="of:=[.B14]/[.F14]" office:value-type="float" office:value="1.63215536735689" calcext:value-type="float">
            <text:p>1,6</text:p>
          </table:table-cell>
          <table:table-cell table:style-name="ce14" table:formula="of:=[.C14]/[.F14]" office:value-type="float" office:value="4.77724692945506" calcext:value-type="float">
            <text:p>4,8</text:p>
          </table:table-cell>
          <table:table-cell table:style-name="ce14" table:formula="of:=[.M14]*[.N14]" office:value-type="float" office:value="7.79720921709931" calcext:value-type="float">
            <text:p>7,8</text:p>
          </table:table-cell>
          <table:table-cell table:formula="of:=1 - (1-1/[.E14])^[.O14]" office:value-type="float" office:value="0.000127856451748176" calcext:value-type="float">
            <text:p>0,0001278565</text:p>
          </table:table-cell>
          <table:table-cell table:style-name="ce13" table:formula="of:=[.F14]^2*[.P14]" office:value-type="float" office:value="4162088.03095722" calcext:value-type="float">
            <text:p>4162088</text:p>
          </table:table-cell>
          <table:table-cell table:style-name="ce34" table:formula="of:=[.Q14]/[.K14]" office:value-type="float" office:value="4.00654976262245" calcext:value-type="float">
            <text:p>4,01</text:p>
          </table:table-cell>
          <table:table-cell office:value-type="float" office:value="161423" calcext:value-type="float">
            <text:p>161423</text:p>
          </table:table-cell>
          <table:table-cell table:formula="of:=[.S14]/([.F14]^2)" office:value-type="float" office:value="0.00000495880237444165" calcext:value-type="float">
            <text:p>4,95880237444165E-006</text:p>
          </table:table-cell>
          <table:table-cell table:style-name="ce14" table:formula="of:=[.K14]/[.S14]" office:value-type="float" office:value="6.43539644288608" calcext:value-type="float">
            <text:p>6,4</text:p>
          </table:table-cell>
          <table:table-cell office:value-type="float" office:value="180422" calcext:value-type="float">
            <text:p>180422</text:p>
          </table:table-cell>
          <table:table-cell table:formula="of:=[.V14]/[.F14]" office:value-type="float" office:value="0.999988915000222" calcext:value-type="float">
            <text:p>0,999988915</text:p>
          </table:table-cell>
          <table:table-cell office:value-type="float" office:value="479960" calcext:value-type="float">
            <text:p>479960</text:p>
          </table:table-cell>
          <table:table-cell office:value-type="float" office:value="166137012" calcext:value-type="float">
            <text:p>166137012</text:p>
          </table:table-cell>
          <table:table-cell office:value-type="float" office:value="119459247" calcext:value-type="float">
            <text:p>119459247</text:p>
          </table:table-cell>
          <table:table-cell table:formula="of:=[.Y14]/[.X14]" office:value-type="float" office:value="346.147620635053" calcext:value-type="float">
            <text:p>346,1476206351</text:p>
          </table:table-cell>
          <table:table-cell office:value-type="float" office:value="247399" calcext:value-type="float">
            <text:p>247399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gn/PPAM2011/M0,6-D8.sms.gz</text:p>
          </table:table-cell>
          <table:table-cell table:style-name="ce22" office:value-type="float" office:value="862290" calcext:value-type="float">
            <text:p>862290</text:p>
          </table:table-cell>
          <table:table-cell table:style-name="ce22"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table:style-name="ce27" table:formula="of:=[.B15]*[.C15]/[.D15]" office:value-type="float" office:value="141632.879776328" calcext:value-type="float">
            <text:p>141 632,88</text:p>
          </table:table-cell>
          <table:table-cell office:value-type="float" office:value="155163" calcext:value-type="float">
            <text:p>155163</text:p>
          </table:table-cell>
          <table:table-cell office:value-type="float" office:value="21867" calcext:value-type="float">
            <text:p>21867</text:p>
          </table:table-cell>
          <table:table-cell office:value-type="float" office:value="21855" calcext:value-type="float">
            <text:p>21855</text:p>
          </table:table-cell>
          <table:table-cell table:formula="of:=[.F15]-[.G15]" office:value-type="float" office:value="133296" calcext:value-type="float">
            <text:p>133296</text:p>
          </table:table-cell>
          <table:table-cell table:formula="of:=[.G15]-[.H15]" office:value-type="float" office:value="12" calcext:value-type="float">
            <text:p>12</text:p>
          </table:table-cell>
          <table:table-cell office:value-type="float" office:value="752226" calcext:value-type="float">
            <text:p>752226</text:p>
          </table:table-cell>
          <table:table-cell table:style-name="ce34" table:formula="of:=[.F15]^2/[.K15]" office:value-type="float" office:value="32005.7490288823" calcext:value-type="float">
            <text:p>32 005,75</text:p>
          </table:table-cell>
          <table:table-cell table:style-name="ce14" table:formula="of:=[.B15]/[.F15]" office:value-type="float" office:value="5.55731714390673" calcext:value-type="float">
            <text:p>5,6</text:p>
          </table:table-cell>
          <table:table-cell table:style-name="ce14" table:formula="of:=[.C15]/[.F15]" office:value-type="float" office:value="8.99595908818468" calcext:value-type="float">
            <text:p>9,0</text:p>
          </table:table-cell>
          <table:table-cell table:style-name="ce14" table:formula="of:=[.M15]*[.N15]" office:value-type="float" office:value="49.9933976666523" calcext:value-type="float">
            <text:p>50,0</text:p>
          </table:table-cell>
          <table:table-cell table:formula="of:=1 - (1-1/[.E15])^[.O15]" office:value-type="float" office:value="0.000352917711677447" calcext:value-type="float">
            <text:p>0,0003529177</text:p>
          </table:table-cell>
          <table:table-cell table:style-name="ce13" table:formula="of:=[.F15]^2*[.P15]" office:value-type="float" office:value="8496690.33169242" calcext:value-type="float">
            <text:p>8496690</text:p>
          </table:table-cell>
          <table:table-cell table:style-name="ce34" table:formula="of:=[.Q15]/[.K15]" office:value-type="float" office:value="11.2953957077958" calcext:value-type="float">
            <text:p>11,30</text:p>
          </table:table-cell>
          <table:table-cell office:value-type="float" office:value="113691" calcext:value-type="float">
            <text:p>113691</text:p>
          </table:table-cell>
          <table:table-cell table:formula="of:=[.S15]/([.F15]^2)" office:value-type="float" office:value="0.00000472225843145782" calcext:value-type="float">
            <text:p>4,72225843145782E-006</text:p>
          </table:table-cell>
          <table:table-cell table:style-name="ce14" table:formula="of:=[.K15]/[.S15]" office:value-type="float" office:value="6.61640763121091" calcext:value-type="float">
            <text:p>6,6</text:p>
          </table:table-cell>
          <table:table-cell office:value-type="float" office:value="153362" calcext:value-type="float">
            <text:p>153362</text:p>
          </table:table-cell>
          <table:table-cell table:formula="of:=[.V15]/[.F15]" office:value-type="float" office:value="0.98839285138854" calcext:value-type="float">
            <text:p>0,9883928514</text:p>
          </table:table-cell>
          <table:table-cell office:value-type="float" office:value="422691" calcext:value-type="float">
            <text:p>422691</text:p>
          </table:table-cell>
          <table:table-cell office:value-type="float" office:value="179461413" calcext:value-type="float">
            <text:p>179461413</text:p>
          </table:table-cell>
          <table:table-cell table:formula="of:=90856095+155163" office:value-type="float" office:value="91011258" calcext:value-type="float">
            <text:p>91011258</text:p>
          </table:table-cell>
          <table:table-cell table:formula="of:=[.Y15]/[.X15]" office:value-type="float" office:value="424.568805581382" calcext:value-type="float">
            <text:p>424,5688055814</text:p>
          </table:table-cell>
          <table:table-cell office:value-type="float" office:value="613401" calcext:value-type="float">
            <text:p>613401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>
            <text:p>Mgn/M0,6.data/M0,6-D8.sms.gz</text:p>
          </table:table-cell>
          <table:table-cell table:style-name="ce21" office:value-type="float" office:value="862290" calcext:value-type="float">
            <text:p>862290</text:p>
          </table:table-cell>
          <table:table-cell table:style-name="ce21" office:value-type="float" office:value="1395840" calcext:value-type="float">
            <text:p>1395840</text:p>
          </table:table-cell>
          <table:table-cell table:style-name="ce11" office:value-type="float" office:value="8498160" calcext:value-type="float">
            <text:p>8498160</text:p>
          </table:table-cell>
          <table:table-cell table:style-name="ce27" table:formula="of:=[.B16]*[.C16]/[.D16]" office:value-type="float" office:value="141632.879776328" calcext:value-type="float">
            <text:p>141 632,88</text:p>
          </table:table-cell>
          <table:table-cell office:value-type="float" office:value="192067" calcext:value-type="float">
            <text:p>192067</text:p>
          </table:table-cell>
          <table:table-cell office:value-type="float" office:value="33048" calcext:value-type="float">
            <text:p>33048</text:p>
          </table:table-cell>
          <table:table-cell office:value-type="float" office:value="33015" calcext:value-type="float">
            <text:p>33015</text:p>
          </table:table-cell>
          <table:table-cell table:formula="of:=[.F16]-[.G16]" office:value-type="float" office:value="159019" calcext:value-type="float">
            <text:p>159019</text:p>
          </table:table-cell>
          <table:table-cell table:formula="of:=[.G16]-[.H16]" office:value-type="float" office:value="33" calcext:value-type="float">
            <text:p>33</text:p>
          </table:table-cell>
          <table:table-cell office:value-type="float" office:value="1146857" calcext:value-type="float">
            <text:p>1146857</text:p>
          </table:table-cell>
          <table:table-cell table:style-name="ce34" table:formula="of:=[.F16]^2/[.K16]" office:value-type="float" office:value="32165.939161552" calcext:value-type="float">
            <text:p>32 165,94</text:p>
          </table:table-cell>
          <table:table-cell table:style-name="ce14" table:formula="of:=[.B16]/[.F16]" office:value-type="float" office:value="4.48952709210848" calcext:value-type="float">
            <text:p>4,5</text:p>
          </table:table-cell>
          <table:table-cell table:style-name="ce14" table:formula="of:=[.C16]/[.F16]" office:value-type="float" office:value="7.2674639578897" calcext:value-type="float">
            <text:p>7,3</text:p>
          </table:table-cell>
          <table:table-cell table:style-name="ce14" table:formula="of:=[.M16]*[.N16]" office:value-type="float" office:value="32.6274763298677" calcext:value-type="float">
            <text:p>32,6</text:p>
          </table:table-cell>
          <table:table-cell table:formula="of:=1 - (1-1/[.E16])^[.O16]" office:value-type="float" office:value="0.00023034081978579" calcext:value-type="float">
            <text:p>0,0002303408</text:p>
          </table:table-cell>
          <table:table-cell table:style-name="ce13" table:formula="of:=[.F16]^2*[.P16]" office:value-type="float" office:value="8497211.22319476" calcext:value-type="float">
            <text:p>8497211</text:p>
          </table:table-cell>
          <table:table-cell table:style-name="ce34" table:formula="of:=[.Q16]/[.K16]" office:value-type="float" office:value="7.40912879565173" calcext:value-type="float">
            <text:p>7,41</text:p>
          </table:table-cell>
          <table:table-cell office:value-type="float" office:value="202208" calcext:value-type="float">
            <text:p>202208</text:p>
          </table:table-cell>
          <table:table-cell table:formula="of:=[.S16]/([.F16]^2)" office:value-type="float" office:value="0.00000548141681592014" calcext:value-type="float">
            <text:p>5,48141681592014E-006</text:p>
          </table:table-cell>
          <table:table-cell table:style-name="ce14" table:formula="of:=[.K16]/[.S16]" office:value-type="float" office:value="5.67166976578573" calcext:value-type="float">
            <text:p>5,7</text:p>
          </table:table-cell>
          <table:table-cell office:value-type="float" office:value="185582" calcext:value-type="float">
            <text:p>185582</text:p>
          </table:table-cell>
          <table:table-cell table:formula="of:=[.V16]/[.F16]" office:value-type="float" office:value="0.966235740653001" calcext:value-type="float">
            <text:p>0,9662357407</text:p>
          </table:table-cell>
          <table:table-cell office:value-type="float" office:value="592387" calcext:value-type="float">
            <text:p>592387</text:p>
          </table:table-cell>
          <table:table-cell office:value-type="float" office:value="539720591" calcext:value-type="float">
            <text:p>539720591</text:p>
          </table:table-cell>
          <table:table-cell office:value-type="float" office:value="263524485" calcext:value-type="float">
            <text:p>263524485</text:p>
          </table:table-cell>
          <table:table-cell table:formula="of:=[.Y16]/[.X16]" office:value-type="float" office:value="911.094590191885" calcext:value-type="float">
            <text:p>911,0945901919</text:p>
          </table:table-cell>
          <table:table-cell office:value-type="float" office:value="613476" calcext:value-type="float">
            <text:p>613476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Relat/relat9.sms.gz</text:p>
          </table:table-cell>
          <table:table-cell table:style-name="ce23" office:value-type="float" office:value="9746232" calcext:value-type="float">
            <text:p>9746232</text:p>
          </table:table-cell>
          <table:table-cell table:style-name="ce23" office:value-type="float" office:value="274667" calcext:value-type="float">
            <text:p>274667</text:p>
          </table:table-cell>
          <table:table-cell office:value-type="float" office:value="38955420" calcext:value-type="float">
            <text:p>38955420</text:p>
          </table:table-cell>
          <table:table-cell table:style-name="ce27" table:formula="of:=[.B17]*[.C17]/[.D17]" office:value-type="float" office:value="68718.7637752077" calcext:value-type="float">
            <text:p>68 718,76</text:p>
          </table:table-cell>
          <table:table-cell office:value-type="float" office:value="190134" calcext:value-type="float">
            <text:p>190134</text:p>
          </table:table-cell>
          <table:table-cell office:value-type="float" office:value="73529" calcext:value-type="float">
            <text:p>73529</text:p>
          </table:table-cell>
          <table:table-cell office:value-type="float" office:value="73459" calcext:value-type="float">
            <text:p>73459</text:p>
          </table:table-cell>
          <table:table-cell table:formula="of:=[.F17]-[.G17]" office:value-type="float" office:value="116605" calcext:value-type="float">
            <text:p>116605</text:p>
          </table:table-cell>
          <table:table-cell table:formula="of:=[.G17]-[.H17]" office:value-type="float" office:value="70" calcext:value-type="float">
            <text:p>70</text:p>
          </table:table-cell>
          <table:table-cell office:value-type="float" office:value="938739" calcext:value-type="float">
            <text:p>938739</text:p>
          </table:table-cell>
          <table:table-cell table:style-name="ce34" table:formula="of:=[.F17]^2/[.K17]" office:value-type="float" office:value="38510.1055309303" calcext:value-type="float">
            <text:p>38 510,11</text:p>
          </table:table-cell>
          <table:table-cell table:style-name="ce14" table:formula="of:=[.B17]/[.F17]" office:value-type="float" office:value="51.2598062419136" calcext:value-type="float">
            <text:p>51,3</text:p>
          </table:table-cell>
          <table:table-cell table:style-name="ce14" table:formula="of:=[.C17]/[.F17]" office:value-type="float" office:value="1.44459696845383" calcext:value-type="float">
            <text:p>1,4</text:p>
          </table:table-cell>
          <table:table-cell table:style-name="ce14" table:formula="of:=[.M17]*[.N17]" office:value-type="float" office:value="74.049760700599" calcext:value-type="float">
            <text:p>74,0</text:p>
          </table:table-cell>
          <table:table-cell table:formula="of:=1 - (1-1/[.E17])^[.O17]" office:value-type="float" office:value="0.00107700447468562" calcext:value-type="float">
            <text:p>0,0010770045</text:p>
          </table:table-cell>
          <table:table-cell table:style-name="ce13" table:formula="of:=[.F17]^2*[.P17]" office:value-type="float" office:value="38934721.9426941" calcext:value-type="float">
            <text:p>38934722</text:p>
          </table:table-cell>
          <table:table-cell table:style-name="ce34" table:formula="of:=[.Q17]/[.K17]" office:value-type="float" office:value="41.4755559774273" calcext:value-type="float">
            <text:p>41,48</text:p>
          </table:table-cell>
          <table:table-cell office:value-type="float" office:value="284304" calcext:value-type="float">
            <text:p>284304</text:p>
          </table:table-cell>
          <table:table-cell table:formula="of:=[.S17]/([.F17]^2)" office:value-type="float" office:value="0.00000786436026489913" calcext:value-type="float">
            <text:p>7,86436026489913E-006</text:p>
          </table:table-cell>
          <table:table-cell table:style-name="ce14" table:formula="of:=[.K17]/[.S17]" office:value-type="float" office:value="3.30188460239743" calcext:value-type="float">
            <text:p>3,3</text:p>
          </table:table-cell>
          <table:table-cell office:value-type="float" office:value="190127" calcext:value-type="float">
            <text:p>190127</text:p>
          </table:table-cell>
          <table:table-cell table:formula="of:=[.V17]/[.F17]" office:value-type="float" office:value="0.999963183859804" calcext:value-type="float">
            <text:p>0,9999631839</text:p>
          </table:table-cell>
          <table:table-cell office:value-type="float" office:value="606468" calcext:value-type="float">
            <text:p>606468</text:p>
          </table:table-cell>
          <table:table-cell office:value-type="float" office:value="1026975529" calcext:value-type="float">
            <text:p>1026975529</text:p>
          </table:table-cell>
          <table:table-cell table:formula="of:=367145580+190134" office:value-type="float" office:value="367335714" calcext:value-type="float">
            <text:p>367335714</text:p>
          </table:table-cell>
          <table:table-cell table:formula="of:=[.Y17]/[.X17]" office:value-type="float" office:value="1693.37133863617" calcext:value-type="float">
            <text:p>1693,3713386362</text:p>
          </table:table-cell>
          <table:table-cell office:value-type="float" office:value="199352" calcext:value-type="float">
            <text:p>199352</text:p>
          </table:table-cell>
          <table:table-cell table:number-columns-repeated="2"/>
        </table:table-row>
        <table:table-row table:style-name="ro1" table:number-rows-repeated="6">
          <table:table-cell table:number-columns-repeated="30"/>
        </table:table-row>
        <table:table-row table:style-name="ro4">
          <table:table-cell table:number-columns-repeated="30"/>
        </table:table-row>
        <table:table-row table:style-name="ro1">
          <table:table-cell table:number-columns-repeated="30"/>
        </table:table-row>
        <table:table-row table:style-name="ro4" table:number-rows-repeated="1048550">
          <table:table-cell table:number-columns-repeated="30"/>
        </table:table-row>
        <table:table-row table:style-name="ro4">
          <table:table-cell table:number-columns-repeated="30"/>
        </table:table-row>
      </table:table>
      <table:named-expressions/>
      <table:database-ranges>
        <table:database-range table:name="__Anonymous_Sheet_DB__0" table:target-range-address="Sheet1.A1:Sheet1.AMJ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4:08:15.600806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01:07.246788000</meta:creation-date>
    <dc:date>2016-04-05T18:07:47.155408240</dc:date>
    <meta:editing-duration>PT16H54M45S</meta:editing-duration>
    <meta:editing-cycles>60</meta:editing-cycles>
    <meta:generator>LibreOffice/4.2.8.2$Linux_x86 LibreOffice_project/420m0$Build-2</meta:generator>
    <meta:document-statistic meta:table-count="2" meta:cell-count="605" meta:object-count="0"/>
  </office:meta>
</office:document-meta>
</file>